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5puzzle">
      <style:table-properties table:display="true" style:writing-mode="lr-tb"/>
    </style:style>
    <style:style style:name="ta2" style:family="table" style:master-page-name="PageStyle_5f_24puzzle">
      <style:table-properties table:display="true" style:writing-mode="lr-tb"/>
    </style:style>
    <style:style style:name="ta3" style:family="table" style:master-page-name="PageStyle_5f_hanoiTower4-12">
      <style:table-properties table:display="true" style:writing-mode="lr-tb"/>
    </style:style>
    <style:style style:name="ta4" style:family="table" style:master-page-name="PageStyle_5f_hanoiTower4-14">
      <style:table-properties table:display="true" style:writing-mode="lr-tb"/>
    </style:style>
    <style:style style:name="ta5" style:family="table" style:master-page-name="PageStyle_5f_hanoiTower4-18">
      <style:table-properties table:display="true" style:writing-mode="lr-tb"/>
    </style:style>
    <style:style style:name="ta6" style:family="table" style:master-page-name="PageStyle_5f_topSpin12-4">
      <style:table-properties table:display="true" style:writing-mode="lr-tb"/>
    </style:style>
    <style:style style:name="ta7" style:family="table" style:master-page-name="PageStyle_5f_topSpin14-4">
      <style:table-properties table:display="true" style:writing-mode="lr-tb"/>
    </style:style>
    <style:style style:name="ta8" style:family="table" style:master-page-name="PageStyle_5f_topSpin17-4">
      <style:table-properties table:display="true" style:writing-mode="lr-tb"/>
    </style:style>
    <style:style style:name="ta9" style:family="table" style:master-page-name="PageStyle_5f_rubikCub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5puzz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4]/[.B3]" office:value-type="float" office:value="3" calcext:value-type="float">
            <text:p>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[.F4]/[.F3]" office:value-type="float" office:value="2.33333333333333" calcext:value-type="float">
            <text:p>2.3333333333333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[.J4]/[.J3]" office:value-type="float" office:value="3" calcext:value-type="float">
            <text:p>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[.N4]/[.N3]" office:value-type="float" office:value="2.33333333333333" calcext:value-type="float">
            <text:p>2.3333333333333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B5]/[.B4]" office:value-type="float" office:value="3" calcext:value-type="float">
            <text:p>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formula="of:=[.F5]/[.F4]" office:value-type="float" office:value="2.42857142857143" calcext:value-type="float">
            <text:p>2.4285714285714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formula="of:=[.J5]/[.J4]" office:value-type="float" office:value="3" calcext:value-type="float">
            <text:p>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formula="of:=[.N5]/[.N4]" office:value-type="float" office:value="2.42857142857143" calcext:value-type="float">
            <text:p>2.4285714285714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B6]/[.B5]" office:value-type="float" office:value="3.14814814814815" calcext:value-type="float">
            <text:p>3.1481481481481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2" table:formula="of:=[.F6]/[.F5]" office:value-type="float" office:value="2.41176470588235" calcext:value-type="float">
            <text:p>2.4117647058823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2" table:formula="of:=[.J6]/[.J5]" office:value-type="float" office:value="3.14814814814815" calcext:value-type="float">
            <text:p>3.1481481481481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2" table:formula="of:=[.N6]/[.N5]" office:value-type="float" office:value="2.41176470588235" calcext:value-type="float">
            <text:p>2.4117647058823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71" calcext:value-type="float">
            <text:p>271</text:p>
          </table:table-cell>
          <table:table-cell table:style-name="ce2" table:formula="of:=[.B7]/[.B6]" office:value-type="float" office:value="3.18823529411765" calcext:value-type="float">
            <text:p>3.18823529411765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2" table:formula="of:=[.F7]/[.F6]" office:value-type="float" office:value="2.31707317073171" calcext:value-type="float">
            <text:p>2.31707317073171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71" calcext:value-type="float">
            <text:p>271</text:p>
          </table:table-cell>
          <table:table-cell table:style-name="ce2" table:formula="of:=[.J7]/[.J6]" office:value-type="float" office:value="3.18823529411765" calcext:value-type="float">
            <text:p>3.18823529411765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2" table:formula="of:=[.N7]/[.N6]" office:value-type="float" office:value="2.31707317073171" calcext:value-type="float">
            <text:p>2.3170731707317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73" calcext:value-type="float">
            <text:p>873</text:p>
          </table:table-cell>
          <table:table-cell table:style-name="ce2" table:formula="of:=[.B8]/[.B7]" office:value-type="float" office:value="3.22140221402214" calcext:value-type="float">
            <text:p>3.2214022140221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03" calcext:value-type="float">
            <text:p>203</text:p>
          </table:table-cell>
          <table:table-cell table:style-name="ce2" table:formula="of:=[.F8]/[.F7]" office:value-type="float" office:value="2.13684210526316" calcext:value-type="float">
            <text:p>2.13684210526316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873" calcext:value-type="float">
            <text:p>873</text:p>
          </table:table-cell>
          <table:table-cell table:style-name="ce2" table:formula="of:=[.J8]/[.J7]" office:value-type="float" office:value="3.22140221402214" calcext:value-type="float">
            <text:p>3.2214022140221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03" calcext:value-type="float">
            <text:p>203</text:p>
          </table:table-cell>
          <table:table-cell table:style-name="ce2" table:formula="of:=[.N8]/[.N7]" office:value-type="float" office:value="2.13684210526316" calcext:value-type="float">
            <text:p>2.1368421052631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819" calcext:value-type="float">
            <text:p>2819</text:p>
          </table:table-cell>
          <table:table-cell table:style-name="ce2" table:formula="of:=[.B9]/[.B8]" office:value-type="float" office:value="3.2290950744559" calcext:value-type="float">
            <text:p>3.2290950744559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21" calcext:value-type="float">
            <text:p>421</text:p>
          </table:table-cell>
          <table:table-cell table:style-name="ce2" table:formula="of:=[.F9]/[.F8]" office:value-type="float" office:value="2.07389162561576" calcext:value-type="float">
            <text:p>2.0738916256157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2819" calcext:value-type="float">
            <text:p>2819</text:p>
          </table:table-cell>
          <table:table-cell table:style-name="ce2" table:formula="of:=[.J9]/[.J8]" office:value-type="float" office:value="3.2290950744559" calcext:value-type="float">
            <text:p>3.2290950744559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21" calcext:value-type="float">
            <text:p>421</text:p>
          </table:table-cell>
          <table:table-cell table:style-name="ce2" table:formula="of:=[.N9]/[.N8]" office:value-type="float" office:value="2.07389162561576" calcext:value-type="float">
            <text:p>2.0738916256157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117" calcext:value-type="float">
            <text:p>9117</text:p>
          </table:table-cell>
          <table:table-cell table:style-name="ce2" table:formula="of:=[.B10]/[.B9]" office:value-type="float" office:value="3.23412557644555" calcext:value-type="float">
            <text:p>3.23412557644555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893" calcext:value-type="float">
            <text:p>893</text:p>
          </table:table-cell>
          <table:table-cell table:style-name="ce2" table:formula="of:=[.F10]/[.F9]" office:value-type="float" office:value="2.12114014251781" calcext:value-type="float">
            <text:p>2.12114014251781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9117" calcext:value-type="float">
            <text:p>9117</text:p>
          </table:table-cell>
          <table:table-cell table:style-name="ce2" table:formula="of:=[.J10]/[.J9]" office:value-type="float" office:value="3.23412557644555" calcext:value-type="float">
            <text:p>3.23412557644555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893" calcext:value-type="float">
            <text:p>893</text:p>
          </table:table-cell>
          <table:table-cell table:style-name="ce2" table:formula="of:=[.N10]/[.N9]" office:value-type="float" office:value="2.12114014251781" calcext:value-type="float">
            <text:p>2.1211401425178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9495" calcext:value-type="float">
            <text:p>29495</text:p>
          </table:table-cell>
          <table:table-cell table:style-name="ce2" table:formula="of:=[.B11]/[.B10]" office:value-type="float" office:value="3.23516507623122" calcext:value-type="float">
            <text:p>3.2351650762312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923" calcext:value-type="float">
            <text:p>1923</text:p>
          </table:table-cell>
          <table:table-cell table:style-name="ce2" table:formula="of:=[.F11]/[.F10]" office:value-type="float" office:value="2.15341545352744" calcext:value-type="float">
            <text:p>2.15341545352744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9495" calcext:value-type="float">
            <text:p>29495</text:p>
          </table:table-cell>
          <table:table-cell table:style-name="ce2" table:formula="of:=[.J11]/[.J10]" office:value-type="float" office:value="3.23516507623122" calcext:value-type="float">
            <text:p>3.2351650762312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923" calcext:value-type="float">
            <text:p>1923</text:p>
          </table:table-cell>
          <table:table-cell table:style-name="ce2" table:formula="of:=[.N11]/[.N10]" office:value-type="float" office:value="2.15341545352744" calcext:value-type="float">
            <text:p>2.1534154535274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5441" calcext:value-type="float">
            <text:p>95441</text:p>
          </table:table-cell>
          <table:table-cell table:style-name="ce2" table:formula="of:=[.B12]/[.B11]" office:value-type="float" office:value="3.23583658247161" calcext:value-type="float">
            <text:p>3.23583658247161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27" calcext:value-type="float">
            <text:p>4127</text:p>
          </table:table-cell>
          <table:table-cell table:style-name="ce2" table:formula="of:=[.F12]/[.F11]" office:value-type="float" office:value="2.1461258450338" calcext:value-type="float">
            <text:p>2.1461258450338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441" calcext:value-type="float">
            <text:p>95441</text:p>
          </table:table-cell>
          <table:table-cell table:style-name="ce2" table:formula="of:=[.J12]/[.J11]" office:value-type="float" office:value="3.23583658247161" calcext:value-type="float">
            <text:p>3.23583658247161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27" calcext:value-type="float">
            <text:p>4127</text:p>
          </table:table-cell>
          <table:table-cell table:style-name="ce2" table:formula="of:=[.N12]/[.N11]" office:value-type="float" office:value="2.1461258450338" calcext:value-type="float">
            <text:p>2.146125845033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8843" calcext:value-type="float">
            <text:p>308843</text:p>
          </table:table-cell>
          <table:table-cell table:style-name="ce2" table:formula="of:=[.B13]/[.B12]" office:value-type="float" office:value="3.23595729298729" calcext:value-type="float">
            <text:p>3.2359572929872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93" calcext:value-type="float">
            <text:p>8793</text:p>
          </table:table-cell>
          <table:table-cell table:style-name="ce2" table:formula="of:=[.F13]/[.F12]" office:value-type="float" office:value="2.13060334383329" calcext:value-type="float">
            <text:p>2.1306033438332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8843" calcext:value-type="float">
            <text:p>308843</text:p>
          </table:table-cell>
          <table:table-cell table:style-name="ce2" table:formula="of:=[.J13]/[.J12]" office:value-type="float" office:value="3.23595729298729" calcext:value-type="float">
            <text:p>3.2359572929872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93" calcext:value-type="float">
            <text:p>8793</text:p>
          </table:table-cell>
          <table:table-cell table:style-name="ce2" table:formula="of:=[.N13]/[.N12]" office:value-type="float" office:value="2.13060334383329" calcext:value-type="float">
            <text:p>2.1306033438332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99429" calcext:value-type="float">
            <text:p>999429</text:p>
          </table:table-cell>
          <table:table-cell table:style-name="ce2" table:formula="of:=[.B14]/[.B13]" office:value-type="float" office:value="3.2360422609546" calcext:value-type="float">
            <text:p>3.2360422609546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673" calcext:value-type="float">
            <text:p>18673</text:p>
          </table:table-cell>
          <table:table-cell table:style-name="ce2" table:formula="of:=[.F14]/[.F13]" office:value-type="float" office:value="2.12362106220858" calcext:value-type="float">
            <text:p>2.12362106220858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9429" calcext:value-type="float">
            <text:p>999429</text:p>
          </table:table-cell>
          <table:table-cell table:style-name="ce2" table:formula="of:=[.J14]/[.J13]" office:value-type="float" office:value="3.2360422609546" calcext:value-type="float">
            <text:p>3.2360422609546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673" calcext:value-type="float">
            <text:p>18673</text:p>
          </table:table-cell>
          <table:table-cell table:style-name="ce2" table:formula="of:=[.N14]/[.N13]" office:value-type="float" office:value="2.12362106220858" calcext:value-type="float">
            <text:p>2.1236210622085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34207" calcext:value-type="float">
            <text:p>3234207</text:p>
          </table:table-cell>
          <table:table-cell table:style-name="ce2" table:formula="of:=[.B15]/[.B14]" office:value-type="float" office:value="3.23605478728354" calcext:value-type="float">
            <text:p>3.23605478728354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719" calcext:value-type="float">
            <text:p>39719</text:p>
          </table:table-cell>
          <table:table-cell table:style-name="ce2" table:formula="of:=[.F15]/[.F14]" office:value-type="float" office:value="2.12708188293258" calcext:value-type="float">
            <text:p>2.12708188293258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34207" calcext:value-type="float">
            <text:p>3234207</text:p>
          </table:table-cell>
          <table:table-cell table:style-name="ce2" table:formula="of:=[.J15]/[.J14]" office:value-type="float" office:value="3.23605478728354" calcext:value-type="float">
            <text:p>3.23605478728354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719" calcext:value-type="float">
            <text:p>39719</text:p>
          </table:table-cell>
          <table:table-cell table:style-name="ce2" table:formula="of:=[.N15]/[.N14]" office:value-type="float" office:value="2.12708188293258" calcext:value-type="float">
            <text:p>2.1270818829325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466105" calcext:value-type="float">
            <text:p>10466105</text:p>
          </table:table-cell>
          <table:table-cell table:style-name="ce2" table:formula="of:=[.B16]/[.B15]" office:value-type="float" office:value="3.23606528586451" calcext:value-type="float">
            <text:p>3.23606528586451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691" calcext:value-type="float">
            <text:p>84691</text:p>
          </table:table-cell>
          <table:table-cell table:style-name="ce2" table:formula="of:=[.F16]/[.F15]" office:value-type="float" office:value="2.13225408494675" calcext:value-type="float">
            <text:p>2.13225408494675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466105" calcext:value-type="float">
            <text:p>10466105</text:p>
          </table:table-cell>
          <table:table-cell table:style-name="ce2" table:formula="of:=[.J16]/[.J15]" office:value-type="float" office:value="3.23606528586451" calcext:value-type="float">
            <text:p>3.23606528586451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691" calcext:value-type="float">
            <text:p>84691</text:p>
          </table:table-cell>
          <table:table-cell table:style-name="ce2" table:formula="of:=[.N16]/[.N15]" office:value-type="float" office:value="2.13225408494675" calcext:value-type="float">
            <text:p>2.1322540849467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869011" calcext:value-type="float">
            <text:p>33869011</text:p>
          </table:table-cell>
          <table:table-cell table:style-name="ce2" table:formula="of:=[.B17]/[.B16]" office:value-type="float" office:value="3.23606642585757" calcext:value-type="float">
            <text:p>3.23606642585757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0621" calcext:value-type="float">
            <text:p>180621</text:p>
          </table:table-cell>
          <table:table-cell table:style-name="ce2" table:formula="of:=[.F17]/[.F16]" office:value-type="float" office:value="2.13270595458785" calcext:value-type="float">
            <text:p>2.13270595458785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869011" calcext:value-type="float">
            <text:p>33869011</text:p>
          </table:table-cell>
          <table:table-cell table:style-name="ce2" table:formula="of:=[.J17]/[.J16]" office:value-type="float" office:value="3.23606642585757" calcext:value-type="float">
            <text:p>3.23606642585757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0621" calcext:value-type="float">
            <text:p>180621</text:p>
          </table:table-cell>
          <table:table-cell table:style-name="ce2" table:formula="of:=[.N17]/[.N16]" office:value-type="float" office:value="2.13270595458785" calcext:value-type="float">
            <text:p>2.1327059545878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9602413" calcext:value-type="float">
            <text:p>109602413</text:p>
          </table:table-cell>
          <table:table-cell table:style-name="ce2" table:formula="of:=[.B18]/[.B17]" office:value-type="float" office:value="3.23606771393472" calcext:value-type="float">
            <text:p>3.23606771393472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4837" calcext:value-type="float">
            <text:p>384837</text:p>
          </table:table-cell>
          <table:table-cell table:style-name="ce2" table:formula="of:=[.F18]/[.F17]" office:value-type="float" office:value="2.13063265068846" calcext:value-type="float">
            <text:p>2.13063265068846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9602413" calcext:value-type="float">
            <text:p>109602413</text:p>
          </table:table-cell>
          <table:table-cell table:style-name="ce2" table:formula="of:=[.J18]/[.J17]" office:value-type="float" office:value="3.23606771393472" calcext:value-type="float">
            <text:p>3.23606771393472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4837" calcext:value-type="float">
            <text:p>384837</text:p>
          </table:table-cell>
          <table:table-cell table:style-name="ce2" table:formula="of:=[.N18]/[.N17]" office:value-type="float" office:value="2.13063265068846" calcext:value-type="float">
            <text:p>2.1306326506884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354680839" calcext:value-type="float">
            <text:p>354680839</text:p>
          </table:table-cell>
          <table:table-cell table:style-name="ce2" table:formula="of:=[.B19]/[.B18]" office:value-type="float" office:value="3.23606779533221" calcext:value-type="float">
            <text:p>3.23606779533221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9531" calcext:value-type="float">
            <text:p>819531</text:p>
          </table:table-cell>
          <table:table-cell table:style-name="ce2" table:formula="of:=[.F19]/[.F18]" office:value-type="float" office:value="2.12955355124377" calcext:value-type="float">
            <text:p>2.12955355124377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4680839" calcext:value-type="float">
            <text:p>354680839</text:p>
          </table:table-cell>
          <table:table-cell table:style-name="ce2" table:formula="of:=[.J19]/[.J18]" office:value-type="float" office:value="3.23606779533221" calcext:value-type="float">
            <text:p>3.23606779533221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9531" calcext:value-type="float">
            <text:p>819531</text:p>
          </table:table-cell>
          <table:table-cell table:style-name="ce2" table:formula="of:=[.N19]/[.N18]" office:value-type="float" office:value="2.12955355124377" calcext:value-type="float">
            <text:p>2.1295535512437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45511" calcext:value-type="float">
            <text:p>1745511</text:p>
          </table:table-cell>
          <table:table-cell table:style-name="ce2" table:formula="of:=[.F20]/[.F19]" office:value-type="float" office:value="2.12989014448508" calcext:value-type="float">
            <text:p>2.12989014448508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7771297" calcext:value-type="float">
            <text:p>1147771297</text:p>
          </table:table-cell>
          <table:table-cell table:style-name="ce2" table:formula="of:=[.J20]/[.J19]" office:value-type="float" office:value="3.23606795404022" calcext:value-type="float">
            <text:p>3.23606795404022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45511" calcext:value-type="float">
            <text:p>1745511</text:p>
          </table:table-cell>
          <table:table-cell table:style-name="ce2" table:formula="of:=[.N20]/[.N19]" office:value-type="float" office:value="2.12989014448508" calcext:value-type="float">
            <text:p>2.1298901444850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18849" calcext:value-type="float">
            <text:p>3718849</text:p>
          </table:table-cell>
          <table:table-cell table:style-name="ce2" table:formula="of:=[.F21]/[.F20]" office:value-type="float" office:value="2.1305216638566" calcext:value-type="float">
            <text:p>2.1305216638566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14265915" calcext:value-type="float">
            <text:p>3714265915</text:p>
          </table:table-cell>
          <table:table-cell table:style-name="ce2" table:formula="of:=[.J21]/[.J20]" office:value-type="float" office:value="3.23606795596667" calcext:value-type="float">
            <text:p>3.23606795596667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18849" calcext:value-type="float">
            <text:p>3718849</text:p>
          </table:table-cell>
          <table:table-cell table:style-name="ce2" table:formula="of:=[.N21]/[.N20]" office:value-type="float" office:value="2.1305216638566" calcext:value-type="float">
            <text:p>2.130521663856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23705" calcext:value-type="float">
            <text:p>7923705</text:p>
          </table:table-cell>
          <table:table-cell table:style-name="ce2" table:formula="of:=[.F22]/[.F21]" office:value-type="float" office:value="2.1306874788409" calcext:value-type="float">
            <text:p>2.1306874788409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19616981" calcext:value-type="float">
            <text:p>12019616981</text:p>
          </table:table-cell>
          <table:table-cell table:style-name="ce2" table:formula="of:=[.J22]/[.J21]" office:value-type="float" office:value="3.23606797576312" calcext:value-type="float">
            <text:p>3.23606797576312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23705" calcext:value-type="float">
            <text:p>7923705</text:p>
          </table:table-cell>
          <table:table-cell table:style-name="ce2" table:formula="of:=[.N22]/[.N21]" office:value-type="float" office:value="2.1306874788409" calcext:value-type="float">
            <text:p>2.130687478840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881263" calcext:value-type="float">
            <text:p>16881263</text:p>
          </table:table-cell>
          <table:table-cell table:style-name="ce2" table:formula="of:=[.F23]/[.F22]" office:value-type="float" office:value="2.13047595790101" calcext:value-type="float">
            <text:p>2.13047595790101</text:p>
          </table:table-cell>
          <table:table-cell table:style-name="ce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896297583" calcext:value-type="float">
            <text:p>38896297583</text:p>
          </table:table-cell>
          <table:table-cell table:style-name="ce2" table:formula="of:=[.J23]/[.J22]" office:value-type="float" office:value="3.23606797491844" calcext:value-type="float">
            <text:p>3.23606797491844</text:p>
          </table:table-cell>
          <table:table-cell table:style-name="ce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881263" calcext:value-type="float">
            <text:p>16881263</text:p>
          </table:table-cell>
          <table:table-cell table:style-name="ce2" table:formula="of:=[.N23]/[.N22]" office:value-type="float" office:value="2.13047595790101" calcext:value-type="float">
            <text:p>2.1304759579010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962203" calcext:value-type="float">
            <text:p>35962203</text:p>
          </table:table-cell>
          <table:table-cell table:style-name="ce2" table:formula="of:=[.F24]/[.F23]" office:value-type="float" office:value="2.13030286892634" calcext:value-type="float">
            <text:p>2.13030286892634</text:p>
          </table:table-cell>
          <table:table-cell table:style-name="ce2"/>
          <table:table-cell table:style-name="ce3" office:value-type="string" calcext:value-type="string">
            <text:p>last depth</text:p>
          </table:table-cell>
          <table:table-cell table:style-name="ce3" office:value-type="float" office:value="38789449466" calcext:value-type="float">
            <text:p>38789449466</text:p>
          </table:table-cell>
          <table:table-cell table:style-name="ce2" table:formula="of:=[.J24]/[.J23]" office:value-type="float" office:value="0.997253000320352" calcext:value-type="float">
            <text:p>0.997253000320352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962203" calcext:value-type="float">
            <text:p>35962203</text:p>
          </table:table-cell>
          <table:table-cell table:style-name="ce2" table:formula="of:=[.N24]/[.N23]" office:value-type="float" office:value="2.13030286892634" calcext:value-type="float">
            <text:p>2.1303028689263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610933" calcext:value-type="float">
            <text:p>76610933</text:p>
          </table:table-cell>
          <table:table-cell table:style-name="ce2" table:formula="of:=[.F25]/[.F24]" office:value-type="float" office:value="2.13031812873088" calcext:value-type="float">
            <text:p>2.13031812873088</text:p>
          </table:table-cell>
          <table:table-cell table:style-name="ce2" table:number-columns-repeated="5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610933" calcext:value-type="float">
            <text:p>76610933</text:p>
          </table:table-cell>
          <table:table-cell table:style-name="ce2" table:formula="of:=[.N25]/[.N24]" office:value-type="float" office:value="2.13031812873088" calcext:value-type="float">
            <text:p>2.1303181287308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3211917" calcext:value-type="float">
            <text:p>163211917</text:p>
          </table:table-cell>
          <table:table-cell table:style-name="ce2" table:formula="of:=[.F26]/[.F25]" office:value-type="float" office:value="2.13039980860173" calcext:value-type="float">
            <text:p>2.13039980860173</text:p>
          </table:table-cell>
          <table:table-cell table:style-name="ce2" table:number-columns-repeated="5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3211917" calcext:value-type="float">
            <text:p>163211917</text:p>
          </table:table-cell>
          <table:table-cell table:style-name="ce2" table:formula="of:=[.N26]/[.N25]" office:value-type="float" office:value="2.13039980860173" calcext:value-type="float">
            <text:p>2.1303998086017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last depth</text:p>
          </table:table-cell>
          <table:table-cell table:style-name="ce3" office:value-type="float" office:value="337974566" calcext:value-type="float">
            <text:p>337974566</text:p>
          </table:table-cell>
          <table:table-cell table:style-name="ce2" table:formula="of:=[.F27]/[.F26]" office:value-type="float" office:value="2.07077137633277" calcext:value-type="float">
            <text:p>2.07077137633277</text:p>
          </table:table-cell>
          <table:table-cell table:style-name="ce2"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7711763" calcext:value-type="float">
            <text:p>347711763</text:p>
          </table:table-cell>
          <table:table-cell table:style-name="ce2" table:formula="of:=[.N27]/[.N26]" office:value-type="float" office:value="2.13043121722539" calcext:value-type="float">
            <text:p>2.1304312172253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740768815" calcext:value-type="float">
            <text:p>740768815</text:p>
          </table:table-cell>
          <table:table-cell table:style-name="ce2" table:formula="of:=[.N28]/[.N27]" office:value-type="float" office:value="2.13041056940026" calcext:value-type="float">
            <text:p>2.1304105694002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78124073" calcext:value-type="float">
            <text:p>1578124073</text:p>
          </table:table-cell>
          <table:table-cell table:style-name="ce2" table:formula="of:=[.N29]/[.N28]" office:value-type="float" office:value="2.13038675635934" calcext:value-type="float">
            <text:p>2.1303867563593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62011265" calcext:value-type="float">
            <text:p>3362011265</text:p>
          </table:table-cell>
          <table:table-cell table:style-name="ce2" table:formula="of:=[.N30]/[.N29]" office:value-type="float" office:value="2.13038462724217" calcext:value-type="float">
            <text:p>2.1303846272421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62409399" calcext:value-type="float">
            <text:p>7162409399</text:p>
          </table:table-cell>
          <table:table-cell table:style-name="ce2" table:formula="of:=[.N31]/[.N30]" office:value-type="float" office:value="2.13039422965765" calcext:value-type="float">
            <text:p>2.1303942296576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258794339" calcext:value-type="float">
            <text:p>15258794339</text:p>
          </table:table-cell>
          <table:table-cell table:style-name="ce2" table:formula="of:=[.N32]/[.N31]" office:value-type="float" office:value="2.13039963076258" calcext:value-type="float">
            <text:p>2.1303996307625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507303773" calcext:value-type="float">
            <text:p>32507303773</text:p>
          </table:table-cell>
          <table:table-cell table:style-name="ce2" table:formula="of:=[.N33]/[.N32]" office:value-type="float" office:value="2.13039792337423" calcext:value-type="float">
            <text:p>2.1303979233742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last depth</text:p>
          </table:table-cell>
          <table:table-cell table:style-name="ce3" office:value-type="float" office:value="2527535392" calcext:value-type="float">
            <text:p>2527535392</text:p>
          </table:table-cell>
          <table:table-cell table:style-name="ce2" table:formula="of:=[.N34]/[.N33]" office:value-type="float" office:value="0.0777528462418752" calcext:value-type="float">
            <text:p>0.077752846241875</text:p>
          </table:table-cell>
          <table:table-cell table:style-name="ce2" table:number-columns-repeated="12"/>
          <table:table-cell table:number-columns-repeated="997"/>
        </table:table-row>
        <table:table-row table:style-name="ro1" table:number-rows-repeated="3">
          <table:table-cell table:style-name="ce2" table:number-columns-repeated="12"/>
          <table:table-cell table:style-name="ce3" table:number-columns-repeated="2"/>
          <table:table-cell table:style-name="ce2" table:number-columns-repeated="13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 table:number-rows-repeated="963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puzzl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4]/[.B3]" office:value-type="float" office:value="3" calcext:value-type="float">
            <text:p>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[.F4]/[.F3]" office:value-type="float" office:value="2.33333333333333" calcext:value-type="float">
            <text:p>2.3333333333333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[.J4]/[.J3]" office:value-type="float" office:value="3" calcext:value-type="float">
            <text:p>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[.N4]/[.N3]" office:value-type="float" office:value="2.33333333333333" calcext:value-type="float">
            <text:p>2.3333333333333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B5]/[.B4]" office:value-type="float" office:value="3" calcext:value-type="float">
            <text:p>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formula="of:=[.F5]/[.F4]" office:value-type="float" office:value="2.42857142857143" calcext:value-type="float">
            <text:p>2.4285714285714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formula="of:=[.J5]/[.J4]" office:value-type="float" office:value="3" calcext:value-type="float">
            <text:p>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formula="of:=[.N5]/[.N4]" office:value-type="float" office:value="2.42857142857143" calcext:value-type="float">
            <text:p>2.4285714285714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[.B6]/[.B5]" office:value-type="float" office:value="3.22222222222222" calcext:value-type="float">
            <text:p>3.22222222222222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2" table:formula="of:=[.F6]/[.F5]" office:value-type="float" office:value="2.52941176470588" calcext:value-type="float">
            <text:p>2.52941176470588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2" table:formula="of:=[.J6]/[.J5]" office:value-type="float" office:value="3.22222222222222" calcext:value-type="float">
            <text:p>3.22222222222222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2" table:formula="of:=[.N6]/[.N5]" office:value-type="float" office:value="2.52941176470588" calcext:value-type="float">
            <text:p>2.5294117647058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5" calcext:value-type="float">
            <text:p>285</text:p>
          </table:table-cell>
          <table:table-cell table:style-name="ce2" table:formula="of:=[.B7]/[.B6]" office:value-type="float" office:value="3.27586206896552" calcext:value-type="float">
            <text:p>3.2758620689655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2" table:formula="of:=[.F7]/[.F6]" office:value-type="float" office:value="2.48837209302326" calcext:value-type="float">
            <text:p>2.48837209302326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85" calcext:value-type="float">
            <text:p>285</text:p>
          </table:table-cell>
          <table:table-cell table:style-name="ce2" table:formula="of:=[.J7]/[.J6]" office:value-type="float" office:value="3.27586206896552" calcext:value-type="float">
            <text:p>3.2758620689655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2" table:formula="of:=[.N7]/[.N6]" office:value-type="float" office:value="2.48837209302326" calcext:value-type="float">
            <text:p>2.4883720930232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69" calcext:value-type="float">
            <text:p>969</text:p>
          </table:table-cell>
          <table:table-cell table:style-name="ce2" table:formula="of:=[.B8]/[.B7]" office:value-type="float" office:value="3.4" calcext:value-type="float">
            <text:p>3.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67" calcext:value-type="float">
            <text:p>267</text:p>
          </table:table-cell>
          <table:table-cell table:style-name="ce2" table:formula="of:=[.F8]/[.F7]" office:value-type="float" office:value="2.49532710280374" calcext:value-type="float">
            <text:p>2.4953271028037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69" calcext:value-type="float">
            <text:p>969</text:p>
          </table:table-cell>
          <table:table-cell table:style-name="ce2" table:formula="of:=[.J8]/[.J7]" office:value-type="float" office:value="3.4" calcext:value-type="float">
            <text:p>3.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67" calcext:value-type="float">
            <text:p>267</text:p>
          </table:table-cell>
          <table:table-cell table:style-name="ce2" table:formula="of:=[.N8]/[.N7]" office:value-type="float" office:value="2.49532710280374" calcext:value-type="float">
            <text:p>2.4953271028037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291" calcext:value-type="float">
            <text:p>3291</text:p>
          </table:table-cell>
          <table:table-cell table:style-name="ce2" table:formula="of:=[.B9]/[.B8]" office:value-type="float" office:value="3.39628482972136" calcext:value-type="float">
            <text:p>3.3962848297213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39" calcext:value-type="float">
            <text:p>639</text:p>
          </table:table-cell>
          <table:table-cell table:style-name="ce2" table:formula="of:=[.F9]/[.F8]" office:value-type="float" office:value="2.39325842696629" calcext:value-type="float">
            <text:p>2.39325842696629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291" calcext:value-type="float">
            <text:p>3291</text:p>
          </table:table-cell>
          <table:table-cell table:style-name="ce2" table:formula="of:=[.J9]/[.J8]" office:value-type="float" office:value="3.39628482972136" calcext:value-type="float">
            <text:p>3.3962848297213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39" calcext:value-type="float">
            <text:p>639</text:p>
          </table:table-cell>
          <table:table-cell table:style-name="ce2" table:formula="of:=[.N9]/[.N8]" office:value-type="float" office:value="2.39325842696629" calcext:value-type="float">
            <text:p>2.3932584269662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391" calcext:value-type="float">
            <text:p>11391</text:p>
          </table:table-cell>
          <table:table-cell table:style-name="ce2" table:formula="of:=[.B10]/[.B9]" office:value-type="float" office:value="3.461257976299" calcext:value-type="float">
            <text:p>3.461257976299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527" calcext:value-type="float">
            <text:p>1527</text:p>
          </table:table-cell>
          <table:table-cell table:style-name="ce2" table:formula="of:=[.F10]/[.F9]" office:value-type="float" office:value="2.38967136150235" calcext:value-type="float">
            <text:p>2.38967136150235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1391" calcext:value-type="float">
            <text:p>11391</text:p>
          </table:table-cell>
          <table:table-cell table:style-name="ce2" table:formula="of:=[.J10]/[.J9]" office:value-type="float" office:value="3.461257976299" calcext:value-type="float">
            <text:p>3.461257976299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527" calcext:value-type="float">
            <text:p>1527</text:p>
          </table:table-cell>
          <table:table-cell table:style-name="ce2" table:formula="of:=[.N10]/[.N9]" office:value-type="float" office:value="2.38967136150235" calcext:value-type="float">
            <text:p>2.3896713615023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9093" calcext:value-type="float">
            <text:p>39093</text:p>
          </table:table-cell>
          <table:table-cell table:style-name="ce2" table:formula="of:=[.B11]/[.B10]" office:value-type="float" office:value="3.4319199367922" calcext:value-type="float">
            <text:p>3.431919936792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523" calcext:value-type="float">
            <text:p>3523</text:p>
          </table:table-cell>
          <table:table-cell table:style-name="ce2" table:formula="of:=[.F11]/[.F10]" office:value-type="float" office:value="2.3071381794368" calcext:value-type="float">
            <text:p>2.3071381794368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9093" calcext:value-type="float">
            <text:p>39093</text:p>
          </table:table-cell>
          <table:table-cell table:style-name="ce2" table:formula="of:=[.J11]/[.J10]" office:value-type="float" office:value="3.4319199367922" calcext:value-type="float">
            <text:p>3.431919936792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523" calcext:value-type="float">
            <text:p>3523</text:p>
          </table:table-cell>
          <table:table-cell table:style-name="ce2" table:formula="of:=[.N11]/[.N10]" office:value-type="float" office:value="2.3071381794368" calcext:value-type="float">
            <text:p>2.307138179436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969" calcext:value-type="float">
            <text:p>135969</text:p>
          </table:table-cell>
          <table:table-cell table:style-name="ce2" table:formula="of:=[.B12]/[.B11]" office:value-type="float" office:value="3.47809070677615" calcext:value-type="float">
            <text:p>3.4780907067761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95" calcext:value-type="float">
            <text:p>8395</text:p>
          </table:table-cell>
          <table:table-cell table:style-name="ce2" table:formula="of:=[.F12]/[.F11]" office:value-type="float" office:value="2.38291229066137" calcext:value-type="float">
            <text:p>2.38291229066137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969" calcext:value-type="float">
            <text:p>135969</text:p>
          </table:table-cell>
          <table:table-cell table:style-name="ce2" table:formula="of:=[.J12]/[.J11]" office:value-type="float" office:value="3.47809070677615" calcext:value-type="float">
            <text:p>3.4780907067761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95" calcext:value-type="float">
            <text:p>8395</text:p>
          </table:table-cell>
          <table:table-cell table:style-name="ce2" table:formula="of:=[.N12]/[.N11]" office:value-type="float" office:value="2.38291229066137" calcext:value-type="float">
            <text:p>2.3829122906613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67907" calcext:value-type="float">
            <text:p>467907</text:p>
          </table:table-cell>
          <table:table-cell table:style-name="ce2" table:formula="of:=[.B13]/[.B12]" office:value-type="float" office:value="3.44127705579948" calcext:value-type="float">
            <text:p>3.44127705579948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19" calcext:value-type="float">
            <text:p>19719</text:p>
          </table:table-cell>
          <table:table-cell table:style-name="ce2" table:formula="of:=[.F13]/[.F12]" office:value-type="float" office:value="2.34889815366289" calcext:value-type="float">
            <text:p>2.3488981536628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7907" calcext:value-type="float">
            <text:p>467907</text:p>
          </table:table-cell>
          <table:table-cell table:style-name="ce2" table:formula="of:=[.J13]/[.J12]" office:value-type="float" office:value="3.44127705579948" calcext:value-type="float">
            <text:p>3.44127705579948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19" calcext:value-type="float">
            <text:p>19719</text:p>
          </table:table-cell>
          <table:table-cell table:style-name="ce2" table:formula="of:=[.N13]/[.N12]" office:value-type="float" office:value="2.34889815366289" calcext:value-type="float">
            <text:p>2.3488981536628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29447" calcext:value-type="float">
            <text:p>1629447</text:p>
          </table:table-cell>
          <table:table-cell table:style-name="ce2" table:formula="of:=[.B14]/[.B13]" office:value-type="float" office:value="3.4824163776135" calcext:value-type="float">
            <text:p>3.4824163776135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27" calcext:value-type="float">
            <text:p>47327</text:p>
          </table:table-cell>
          <table:table-cell table:style-name="ce2" table:formula="of:=[.F14]/[.F13]" office:value-type="float" office:value="2.40007099751509" calcext:value-type="float">
            <text:p>2.40007099751509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9447" calcext:value-type="float">
            <text:p>1629447</text:p>
          </table:table-cell>
          <table:table-cell table:style-name="ce2" table:formula="of:=[.J14]/[.J13]" office:value-type="float" office:value="3.4824163776135" calcext:value-type="float">
            <text:p>3.4824163776135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27" calcext:value-type="float">
            <text:p>47327</text:p>
          </table:table-cell>
          <table:table-cell table:style-name="ce2" table:formula="of:=[.N14]/[.N13]" office:value-type="float" office:value="2.40007099751509" calcext:value-type="float">
            <text:p>2.4000709975150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611245" calcext:value-type="float">
            <text:p>5611245</text:p>
          </table:table-cell>
          <table:table-cell table:style-name="ce2" table:formula="of:=[.B15]/[.B14]" office:value-type="float" office:value="3.44364990085593" calcext:value-type="float">
            <text:p>3.44364990085593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851" calcext:value-type="float">
            <text:p>110851</text:p>
          </table:table-cell>
          <table:table-cell table:style-name="ce2" table:formula="of:=[.F15]/[.F14]" office:value-type="float" office:value="2.34223593297695" calcext:value-type="float">
            <text:p>2.34223593297695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11245" calcext:value-type="float">
            <text:p>5611245</text:p>
          </table:table-cell>
          <table:table-cell table:style-name="ce2" table:formula="of:=[.J15]/[.J14]" office:value-type="float" office:value="3.44364990085593" calcext:value-type="float">
            <text:p>3.44364990085593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851" calcext:value-type="float">
            <text:p>110851</text:p>
          </table:table-cell>
          <table:table-cell table:style-name="ce2" table:formula="of:=[.N15]/[.N14]" office:value-type="float" office:value="2.34223593297695" calcext:value-type="float">
            <text:p>2.3422359329769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546809" calcext:value-type="float">
            <text:p>19546809</text:p>
          </table:table-cell>
          <table:table-cell table:style-name="ce2" table:formula="of:=[.B16]/[.B15]" office:value-type="float" office:value="3.48350660147614" calcext:value-type="float">
            <text:p>3.48350660147614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5411" calcext:value-type="float">
            <text:p>265411</text:p>
          </table:table-cell>
          <table:table-cell table:style-name="ce2" table:formula="of:=[.F16]/[.F15]" office:value-type="float" office:value="2.39430406581808" calcext:value-type="float">
            <text:p>2.39430406581808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546809" calcext:value-type="float">
            <text:p>19546809</text:p>
          </table:table-cell>
          <table:table-cell table:style-name="ce2" table:formula="of:=[.J16]/[.J15]" office:value-type="float" office:value="3.48350660147614" calcext:value-type="float">
            <text:p>3.48350660147614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5411" calcext:value-type="float">
            <text:p>265411</text:p>
          </table:table-cell>
          <table:table-cell table:style-name="ce2" table:formula="of:=[.N16]/[.N15]" office:value-type="float" office:value="2.39430406581808" calcext:value-type="float">
            <text:p>2.3943040658180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7324011" calcext:value-type="float">
            <text:p>67324011</text:p>
          </table:table-cell>
          <table:table-cell table:style-name="ce2" table:formula="of:=[.B17]/[.B16]" office:value-type="float" office:value="3.44424560551034" calcext:value-type="float">
            <text:p>3.44424560551034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1247" calcext:value-type="float">
            <text:p>621247</text:p>
          </table:table-cell>
          <table:table-cell table:style-name="ce2" table:formula="of:=[.F17]/[.F16]" office:value-type="float" office:value="2.34069801176289" calcext:value-type="float">
            <text:p>2.34069801176289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324011" calcext:value-type="float">
            <text:p>67324011</text:p>
          </table:table-cell>
          <table:table-cell table:style-name="ce2" table:formula="of:=[.J17]/[.J16]" office:value-type="float" office:value="3.44424560551034" calcext:value-type="float">
            <text:p>3.44424560551034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1247" calcext:value-type="float">
            <text:p>621247</text:p>
          </table:table-cell>
          <table:table-cell table:style-name="ce2" table:formula="of:=[.N17]/[.N16]" office:value-type="float" office:value="2.34069801176289" calcext:value-type="float">
            <text:p>2.3406980117628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224403090" calcext:value-type="float">
            <text:p>224403090</text:p>
          </table:table-cell>
          <table:table-cell table:style-name="ce2" table:formula="of:=[.B18]/[.B17]" office:value-type="float" office:value="3.33318063892539" calcext:value-type="float">
            <text:p>3.33318063892539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87255" calcext:value-type="float">
            <text:p>1487255</text:p>
          </table:table-cell>
          <table:table-cell table:style-name="ce2" table:formula="of:=[.F18]/[.F17]" office:value-type="float" office:value="2.39398339146909" calcext:value-type="float">
            <text:p>2.39398339146909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4542031" calcext:value-type="float">
            <text:p>234542031</text:p>
          </table:table-cell>
          <table:table-cell table:style-name="ce2" table:formula="of:=[.J18]/[.J17]" office:value-type="float" office:value="3.48377982113989" calcext:value-type="float">
            <text:p>3.48377982113989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87255" calcext:value-type="float">
            <text:p>1487255</text:p>
          </table:table-cell>
          <table:table-cell table:style-name="ce2" table:formula="of:=[.N18]/[.N17]" office:value-type="float" office:value="2.39398339146909" calcext:value-type="float">
            <text:p>2.3939833914690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81003" calcext:value-type="float">
            <text:p>3481003</text:p>
          </table:table-cell>
          <table:table-cell table:style-name="ce2" table:formula="of:=[.F19]/[.F18]" office:value-type="float" office:value="2.34055558730682" calcext:value-type="float">
            <text:p>2.34055558730682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7855333" calcext:value-type="float">
            <text:p>807855333</text:p>
          </table:table-cell>
          <table:table-cell table:style-name="ce2" table:formula="of:=[.J19]/[.J18]" office:value-type="float" office:value="3.44439471917082" calcext:value-type="float">
            <text:p>3.44439471917082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81003" calcext:value-type="float">
            <text:p>3481003</text:p>
          </table:table-cell>
          <table:table-cell table:style-name="ce2" table:formula="of:=[.N19]/[.N18]" office:value-type="float" office:value="2.34055558730682" calcext:value-type="float">
            <text:p>2.3405555873068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35115" calcext:value-type="float">
            <text:p>8335115</text:p>
          </table:table-cell>
          <table:table-cell table:style-name="ce2" table:formula="of:=[.F20]/[.F19]" office:value-type="float" office:value="2.39445786171399" calcext:value-type="float">
            <text:p>2.39445786171399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14445329" calcext:value-type="float">
            <text:p>2814445329</text:p>
          </table:table-cell>
          <table:table-cell table:style-name="ce2" table:formula="of:=[.J20]/[.J19]" office:value-type="float" office:value="3.48384817681212" calcext:value-type="float">
            <text:p>3.48384817681212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35115" calcext:value-type="float">
            <text:p>8335115</text:p>
          </table:table-cell>
          <table:table-cell table:style-name="ce2" table:formula="of:=[.N20]/[.N19]" office:value-type="float" office:value="2.39445786171399" calcext:value-type="float">
            <text:p>2.3944578617139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516119" calcext:value-type="float">
            <text:p>19516119</text:p>
          </table:table-cell>
          <table:table-cell table:style-name="ce2" table:formula="of:=[.F21]/[.F20]" office:value-type="float" office:value="2.3414336814789" calcext:value-type="float">
            <text:p>2.3414336814789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9694165587" calcext:value-type="float">
            <text:p>9694165587</text:p>
          </table:table-cell>
          <table:table-cell table:style-name="ce2" table:formula="of:=[.J21]/[.J20]" office:value-type="float" office:value="3.44443201191776" calcext:value-type="float">
            <text:p>3.44443201191776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516119" calcext:value-type="float">
            <text:p>19516119</text:p>
          </table:table-cell>
          <table:table-cell table:style-name="ce2" table:formula="of:=[.N21]/[.N20]" office:value-type="float" office:value="2.3414336814789" calcext:value-type="float">
            <text:p>2.341433681478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732751" calcext:value-type="float">
            <text:p>46732751</text:p>
          </table:table-cell>
          <table:table-cell table:style-name="ce2" table:formula="of:=[.F22]/[.F21]" office:value-type="float" office:value="2.39457194332541" calcext:value-type="float">
            <text:p>2.39457194332541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773166807" calcext:value-type="float">
            <text:p>33773166807</text:p>
          </table:table-cell>
          <table:table-cell table:style-name="ce2" table:formula="of:=[.J22]/[.J21]" office:value-type="float" office:value="3.48386526967213" calcext:value-type="float">
            <text:p>3.48386526967213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732751" calcext:value-type="float">
            <text:p>46732751</text:p>
          </table:table-cell>
          <table:table-cell table:style-name="ce2" table:formula="of:=[.N22]/[.N21]" office:value-type="float" office:value="2.39457194332541" calcext:value-type="float">
            <text:p>2.3945719433254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9399155" calcext:value-type="float">
            <text:p>109399155</text:p>
          </table:table-cell>
          <table:table-cell table:style-name="ce2" table:formula="of:=[.F23]/[.F22]" office:value-type="float" office:value="2.34095260088583" calcext:value-type="float">
            <text:p>2.34095260088583</text:p>
          </table:table-cell>
          <table:table-cell table:style-name="ce2"/>
          <table:table-cell table:style-name="ce3" office:value-type="string" calcext:value-type="string">
            <text:p>last depth</text:p>
          </table:table-cell>
          <table:table-cell table:style-name="ce3" office:value-type="float" office:value="24737217574" calcext:value-type="float">
            <text:p>24737217574</text:p>
          </table:table-cell>
          <table:table-cell table:style-name="ce2" table:formula="of:=[.J23]/[.J22]" office:value-type="float" office:value="0.732451822340594" calcext:value-type="float">
            <text:p>0.732451822340594</text:p>
          </table:table-cell>
          <table:table-cell table:style-name="ce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9399155" calcext:value-type="float">
            <text:p>109399155</text:p>
          </table:table-cell>
          <table:table-cell table:style-name="ce2" table:formula="of:=[.N23]/[.N22]" office:value-type="float" office:value="2.34095260088583" calcext:value-type="float">
            <text:p>2.3409526008858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last depth</text:p>
          </table:table-cell>
          <table:table-cell table:style-name="ce3" office:value-type="float" office:value="261944371" calcext:value-type="float">
            <text:p>261944371</text:p>
          </table:table-cell>
          <table:table-cell table:style-name="ce2" table:formula="of:=[.F24]/[.F23]" office:value-type="float" office:value="2.39439117239982" calcext:value-type="float">
            <text:p>2.39439117239982</text:p>
          </table:table-cell>
          <table:table-cell table:style-name="ce2" table:number-columns-repeated="5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1944371" calcext:value-type="float">
            <text:p>261944371</text:p>
          </table:table-cell>
          <table:table-cell table:style-name="ce2" table:formula="of:=[.N24]/[.N23]" office:value-type="float" office:value="2.39439117239982" calcext:value-type="float">
            <text:p>2.3943911723998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3232239" calcext:value-type="float">
            <text:p>613232239</text:p>
          </table:table-cell>
          <table:table-cell table:style-name="ce2" table:formula="of:=[.N25]/[.N24]" office:value-type="float" office:value="2.34107813295976" calcext:value-type="float">
            <text:p>2.3410781329597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68358695" calcext:value-type="float">
            <text:p>1468358695</text:p>
          </table:table-cell>
          <table:table-cell table:style-name="ce2" table:formula="of:=[.N26]/[.N25]" office:value-type="float" office:value="2.39445776268133" calcext:value-type="float">
            <text:p>2.3944577626813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37503835" calcext:value-type="float">
            <text:p>3437503835</text:p>
          </table:table-cell>
          <table:table-cell table:style-name="ce2" table:formula="of:=[.N27]/[.N26]" office:value-type="float" office:value="2.341051847008" calcext:value-type="float">
            <text:p>2.34105184700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30926203" calcext:value-type="float">
            <text:p>8230926203</text:p>
          </table:table-cell>
          <table:table-cell table:style-name="ce2" table:formula="of:=[.N28]/[.N27]" office:value-type="float" office:value="2.39444858772063" calcext:value-type="float">
            <text:p>2.3944485877206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269183847" calcext:value-type="float">
            <text:p>19269183847</text:p>
          </table:table-cell>
          <table:table-cell table:style-name="ce2" table:formula="of:=[.N29]/[.N28]" office:value-type="float" office:value="2.34107114700856" calcext:value-type="float">
            <text:p>2.3410711470085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last depth</text:p>
          </table:table-cell>
          <table:table-cell table:style-name="ce3" office:value-type="float" office:value="16095217370" calcext:value-type="float">
            <text:p>16095217370</text:p>
          </table:table-cell>
          <table:table-cell table:style-name="ce2" table:formula="of:=[.N30]/[.N29]" office:value-type="float" office:value="0.835282775741737" calcext:value-type="float">
            <text:p>0.83528277574173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 table:number-rows-repeated="970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noiTower4-12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4]/[.B3]" office:value-type="float" office:value="4.75" calcext:value-type="float">
            <text:p>4.7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4]/[.F3]" office:value-type="float" office:value="4.75" calcext:value-type="float">
            <text:p>4.7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J4]/[.J3]" office:value-type="float" office:value="4.75" calcext:value-type="float">
            <text:p>4.7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N4]/[.N3]" office:value-type="float" office:value="4.75" calcext:value-type="float">
            <text:p>4.7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B5]/[.B4]" office:value-type="float" office:value="4.94736842105263" calcext:value-type="float">
            <text:p>4.9473684210526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F5]/[.F4]" office:value-type="float" office:value="4.63157894736842" calcext:value-type="float">
            <text:p>4.63157894736842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formula="of:=[.J5]/[.J4]" office:value-type="float" office:value="4.94736842105263" calcext:value-type="float">
            <text:p>4.9473684210526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formula="of:=[.N5]/[.N4]" office:value-type="float" office:value="4.63157894736842" calcext:value-type="float">
            <text:p>4.6315789473684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7" calcext:value-type="float">
            <text:p>487</text:p>
          </table:table-cell>
          <table:table-cell table:style-name="ce2" table:formula="of:=[.B6]/[.B5]" office:value-type="float" office:value="5.18085106382979" calcext:value-type="float">
            <text:p>5.1808510638297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15" calcext:value-type="float">
            <text:p>415</text:p>
          </table:table-cell>
          <table:table-cell table:style-name="ce2" table:formula="of:=[.F6]/[.F5]" office:value-type="float" office:value="4.71590909090909" calcext:value-type="float">
            <text:p>4.71590909090909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2" table:formula="of:=[.J6]/[.J5]" office:value-type="float" office:value="5.18085106382979" calcext:value-type="float">
            <text:p>5.18085106382979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15" calcext:value-type="float">
            <text:p>415</text:p>
          </table:table-cell>
          <table:table-cell table:style-name="ce2" table:formula="of:=[.N6]/[.N5]" office:value-type="float" office:value="4.71590909090909" calcext:value-type="float">
            <text:p>4.7159090909090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96" calcext:value-type="float">
            <text:p>2596</text:p>
          </table:table-cell>
          <table:table-cell table:style-name="ce2" table:formula="of:=[.B7]/[.B6]" office:value-type="float" office:value="5.3305954825462" calcext:value-type="float">
            <text:p>5.330595482546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[.F7]/[.F6]" office:value-type="float" office:value="4.83855421686747" calcext:value-type="float">
            <text:p>4.83855421686747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596" calcext:value-type="float">
            <text:p>2596</text:p>
          </table:table-cell>
          <table:table-cell table:style-name="ce2" table:formula="of:=[.J7]/[.J6]" office:value-type="float" office:value="5.3305954825462" calcext:value-type="float">
            <text:p>5.330595482546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008" calcext:value-type="float">
            <text:p>2008</text:p>
          </table:table-cell>
          <table:table-cell table:style-name="ce2" table:formula="of:=[.N7]/[.N6]" office:value-type="float" office:value="4.83855421686747" calcext:value-type="float">
            <text:p>4.8385542168674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4083" calcext:value-type="float">
            <text:p>14083</text:p>
          </table:table-cell>
          <table:table-cell table:style-name="ce2" table:formula="of:=[.B8]/[.B7]" office:value-type="float" office:value="5.4248844375963" calcext:value-type="float">
            <text:p>5.424884437596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9871" calcext:value-type="float">
            <text:p>9871</text:p>
          </table:table-cell>
          <table:table-cell table:style-name="ce2" table:formula="of:=[.F8]/[.F7]" office:value-type="float" office:value="4.91583665338645" calcext:value-type="float">
            <text:p>4.91583665338645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4083" calcext:value-type="float">
            <text:p>14083</text:p>
          </table:table-cell>
          <table:table-cell table:style-name="ce2" table:formula="of:=[.J8]/[.J7]" office:value-type="float" office:value="5.4248844375963" calcext:value-type="float">
            <text:p>5.4248844375963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871" calcext:value-type="float">
            <text:p>9871</text:p>
          </table:table-cell>
          <table:table-cell table:style-name="ce2" table:formula="of:=[.N8]/[.N7]" office:value-type="float" office:value="4.91583665338645" calcext:value-type="float">
            <text:p>4.9158366533864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77458" calcext:value-type="float">
            <text:p>77458</text:p>
          </table:table-cell>
          <table:table-cell table:style-name="ce2" table:formula="of:=[.B9]/[.B8]" office:value-type="float" office:value="5.50010651139672" calcext:value-type="float">
            <text:p>5.5001065113967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9204" calcext:value-type="float">
            <text:p>49204</text:p>
          </table:table-cell>
          <table:table-cell table:style-name="ce2" table:formula="of:=[.F9]/[.F8]" office:value-type="float" office:value="4.98470266437038" calcext:value-type="float">
            <text:p>4.98470266437038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7458" calcext:value-type="float">
            <text:p>77458</text:p>
          </table:table-cell>
          <table:table-cell table:style-name="ce2" table:formula="of:=[.J9]/[.J8]" office:value-type="float" office:value="5.50010651139672" calcext:value-type="float">
            <text:p>5.50010651139672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9204" calcext:value-type="float">
            <text:p>49204</text:p>
          </table:table-cell>
          <table:table-cell table:style-name="ce2" table:formula="of:=[.N9]/[.N8]" office:value-type="float" office:value="4.98470266437038" calcext:value-type="float">
            <text:p>4.9847026643703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30213" calcext:value-type="float">
            <text:p>430213</text:p>
          </table:table-cell>
          <table:table-cell table:style-name="ce2" table:formula="of:=[.B10]/[.B9]" office:value-type="float" office:value="5.55414547238503" calcext:value-type="float">
            <text:p>5.55414547238503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7795" calcext:value-type="float">
            <text:p>247795</text:p>
          </table:table-cell>
          <table:table-cell table:style-name="ce2" table:formula="of:=[.F10]/[.F9]" office:value-type="float" office:value="5.0360743029022" calcext:value-type="float">
            <text:p>5.0360743029022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30213" calcext:value-type="float">
            <text:p>430213</text:p>
          </table:table-cell>
          <table:table-cell table:style-name="ce2" table:formula="of:=[.J10]/[.J9]" office:value-type="float" office:value="5.55414547238503" calcext:value-type="float">
            <text:p>5.55414547238503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47795" calcext:value-type="float">
            <text:p>247795</text:p>
          </table:table-cell>
          <table:table-cell table:style-name="ce2" table:formula="of:=[.N10]/[.N9]" office:value-type="float" office:value="5.0360743029022" calcext:value-type="float">
            <text:p>5.036074302902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08554" calcext:value-type="float">
            <text:p>2408554</text:p>
          </table:table-cell>
          <table:table-cell table:style-name="ce2" table:formula="of:=[.B11]/[.B10]" office:value-type="float" office:value="5.59851515412133" calcext:value-type="float">
            <text:p>5.59851515412133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58312" calcext:value-type="float">
            <text:p>1258312</text:p>
          </table:table-cell>
          <table:table-cell table:style-name="ce2" table:formula="of:=[.F11]/[.F10]" office:value-type="float" office:value="5.07803627998951" calcext:value-type="float">
            <text:p>5.07803627998951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08554" calcext:value-type="float">
            <text:p>2408554</text:p>
          </table:table-cell>
          <table:table-cell table:style-name="ce2" table:formula="of:=[.J11]/[.J10]" office:value-type="float" office:value="5.59851515412133" calcext:value-type="float">
            <text:p>5.59851515412133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258312" calcext:value-type="float">
            <text:p>1258312</text:p>
          </table:table-cell>
          <table:table-cell table:style-name="ce2" table:formula="of:=[.N11]/[.N10]" office:value-type="float" office:value="5.07803627998951" calcext:value-type="float">
            <text:p>5.0780362799895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69751" calcext:value-type="float">
            <text:p>13569751</text:p>
          </table:table-cell>
          <table:table-cell table:style-name="ce2" table:formula="of:=[.B12]/[.B11]" office:value-type="float" office:value="5.6339824641673" calcext:value-type="float">
            <text:p>5.6339824641673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32331" calcext:value-type="float">
            <text:p>6432331</text:p>
          </table:table-cell>
          <table:table-cell table:style-name="ce2" table:formula="of:=[.F12]/[.F11]" office:value-type="float" office:value="5.11187289003045" calcext:value-type="float">
            <text:p>5.1118728900304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69751" calcext:value-type="float">
            <text:p>13569751</text:p>
          </table:table-cell>
          <table:table-cell table:style-name="ce2" table:formula="of:=[.J12]/[.J11]" office:value-type="float" office:value="5.6339824641673" calcext:value-type="float">
            <text:p>5.633982464167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32331" calcext:value-type="float">
            <text:p>6432331</text:p>
          </table:table-cell>
          <table:table-cell table:style-name="ce2" table:formula="of:=[.N12]/[.N11]" office:value-type="float" office:value="5.11187289003045" calcext:value-type="float">
            <text:p>5.1118728900304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6856812" calcext:value-type="float">
            <text:p>76856812</text:p>
          </table:table-cell>
          <table:table-cell table:style-name="ce2" table:formula="of:=[.B13]/[.B12]" office:value-type="float" office:value="5.66383362524485" calcext:value-type="float">
            <text:p>5.66383362524485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063208" calcext:value-type="float">
            <text:p>33063208</text:p>
          </table:table-cell>
          <table:table-cell table:style-name="ce2" table:formula="of:=[.F13]/[.F12]" office:value-type="float" office:value="5.14015960932359" calcext:value-type="float">
            <text:p>5.1401596093235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856812" calcext:value-type="float">
            <text:p>76856812</text:p>
          </table:table-cell>
          <table:table-cell table:style-name="ce2" table:formula="of:=[.J13]/[.J12]" office:value-type="float" office:value="5.66383362524485" calcext:value-type="float">
            <text:p>5.66383362524485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63208" calcext:value-type="float">
            <text:p>33063208</text:p>
          </table:table-cell>
          <table:table-cell table:style-name="ce2" table:formula="of:=[.N13]/[.N12]" office:value-type="float" office:value="5.14015960932359" calcext:value-type="float">
            <text:p>5.1401596093235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147223134" calcext:value-type="float">
            <text:p>147223134</text:p>
          </table:table-cell>
          <table:table-cell table:style-name="ce2" table:formula="of:=[.B14]/[.B13]" office:value-type="float" office:value="1.91555088181383" calcext:value-type="float">
            <text:p>1.91555088181383</text:p>
          </table:table-cell>
          <table:table-cell table:style-name="ce2"/>
          <table:table-cell table:style-name="ce2" office:value-type="string" calcext:value-type="string">
            <text:p>last depth</text:p>
          </table:table-cell>
          <table:table-cell table:style-name="ce2" office:value-type="float" office:value="148682665" calcext:value-type="float">
            <text:p>148682665</text:p>
          </table:table-cell>
          <table:table-cell table:style-name="ce2" table:formula="of:=[.F14]/[.F13]" office:value-type="float" office:value="4.49692192602726" calcext:value-type="float">
            <text:p>4.49692192602726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7239027" calcext:value-type="float">
            <text:p>437239027</text:p>
          </table:table-cell>
          <table:table-cell table:style-name="ce2" table:formula="of:=[.J14]/[.J13]" office:value-type="float" office:value="5.68900811290481" calcext:value-type="float">
            <text:p>5.68900811290481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0735791" calcext:value-type="float">
            <text:p>170735791</text:p>
          </table:table-cell>
          <table:table-cell table:style-name="ce2" table:formula="of:=[.N14]/[.N13]" office:value-type="float" office:value="5.1639209056786" calcext:value-type="float">
            <text:p>5.163920905678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96932224" calcext:value-type="float">
            <text:p>2496932224</text:p>
          </table:table-cell>
          <table:table-cell table:style-name="ce2" table:formula="of:=[.J15]/[.J14]" office:value-type="float" office:value="5.71068013103048" calcext:value-type="float">
            <text:p>5.71068013103048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5138784" calcext:value-type="float">
            <text:p>885138784</text:p>
          </table:table-cell>
          <table:table-cell table:style-name="ce2" table:formula="of:=[.N15]/[.N14]" office:value-type="float" office:value="5.18426030544469" calcext:value-type="float">
            <text:p>5.1842603054446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306094361" calcext:value-type="float">
            <text:p>14306094361</text:p>
          </table:table-cell>
          <table:table-cell table:style-name="ce2" table:formula="of:=[.J16]/[.J15]" office:value-type="float" office:value="5.7294684347027" calcext:value-type="float">
            <text:p>5.7294684347027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04326123" calcext:value-type="float">
            <text:p>4604326123</text:p>
          </table:table-cell>
          <table:table-cell table:style-name="ce2" table:formula="of:=[.N16]/[.N15]" office:value-type="float" office:value="5.20181264930314" calcext:value-type="float">
            <text:p>5.2018126493031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string" calcext:value-type="string">
            <text:p>last depth</text:p>
          </table:table-cell>
          <table:table-cell table:style-name="ce3" office:value-type="float" office:value="8936140663" calcext:value-type="float">
            <text:p>8936140663</text:p>
          </table:table-cell>
          <table:table-cell table:style-name="ce2" table:formula="of:=[.J17]/[.J16]" office:value-type="float" office:value="0.624638733500941" calcext:value-type="float">
            <text:p>0.624638733500941</text:p>
          </table:table-cell>
          <table:table-cell table:style-name="ce2"/>
          <table:table-cell table:style-name="ce3" office:value-type="string" calcext:value-type="string">
            <text:p>last depth</text:p>
          </table:table-cell>
          <table:table-cell table:style-name="ce3" office:value-type="float" office:value="15059751301" calcext:value-type="float">
            <text:p>15059751301</text:p>
          </table:table-cell>
          <table:table-cell table:style-name="ce2" table:formula="of:=[.N17]/[.N16]" office:value-type="float" office:value="3.27078293298383" calcext:value-type="float">
            <text:p>3.27078293298383</text:p>
          </table:table-cell>
          <table:table-cell table:style-name="ce2" table:number-columns-repeated="12"/>
          <table:table-cell table:number-columns-repeated="997"/>
        </table:table-row>
        <table:table-row table:style-name="ro1" table:number-rows-repeated="984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noiTower4-14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4]/[.B3]" office:value-type="float" office:value="4.75" calcext:value-type="float">
            <text:p>4.7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F4]/[.F3]" office:value-type="float" office:value="4.75" calcext:value-type="float">
            <text:p>4.7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J4]/[.J3]" office:value-type="float" office:value="4.75" calcext:value-type="float">
            <text:p>4.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N4]/[.N3]" office:value-type="float" office:value="4.75" calcext:value-type="float">
            <text:p>4.7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B5]/[.B4]" office:value-type="float" office:value="4.94736842105263" calcext:value-type="float">
            <text:p>4.9473684210526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formula="of:=[.F5]/[.F4]" office:value-type="float" office:value="4.63157894736842" calcext:value-type="float">
            <text:p>4.63157894736842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formula="of:=[.J5]/[.J4]" office:value-type="float" office:value="4.94736842105263" calcext:value-type="float">
            <text:p>4.9473684210526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formula="of:=[.N5]/[.N4]" office:value-type="float" office:value="4.63157894736842" calcext:value-type="float">
            <text:p>4.6315789473684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7" calcext:value-type="float">
            <text:p>487</text:p>
          </table:table-cell>
          <table:table-cell table:style-name="ce2" table:formula="of:=[.B6]/[.B5]" office:value-type="float" office:value="5.18085106382979" calcext:value-type="float">
            <text:p>5.18085106382979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15" calcext:value-type="float">
            <text:p>415</text:p>
          </table:table-cell>
          <table:table-cell table:style-name="ce2" table:formula="of:=[.F6]/[.F5]" office:value-type="float" office:value="4.71590909090909" calcext:value-type="float">
            <text:p>4.71590909090909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2" table:formula="of:=[.J6]/[.J5]" office:value-type="float" office:value="5.18085106382979" calcext:value-type="float">
            <text:p>5.1808510638297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15" calcext:value-type="float">
            <text:p>415</text:p>
          </table:table-cell>
          <table:table-cell table:style-name="ce2" table:formula="of:=[.N6]/[.N5]" office:value-type="float" office:value="4.71590909090909" calcext:value-type="float">
            <text:p>4.7159090909090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96" calcext:value-type="float">
            <text:p>2596</text:p>
          </table:table-cell>
          <table:table-cell table:style-name="ce2" table:formula="of:=[.B7]/[.B6]" office:value-type="float" office:value="5.3305954825462" calcext:value-type="float">
            <text:p>5.330595482546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008" calcext:value-type="float">
            <text:p>2008</text:p>
          </table:table-cell>
          <table:table-cell table:style-name="ce2" table:formula="of:=[.F7]/[.F6]" office:value-type="float" office:value="4.83855421686747" calcext:value-type="float">
            <text:p>4.83855421686747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596" calcext:value-type="float">
            <text:p>2596</text:p>
          </table:table-cell>
          <table:table-cell table:style-name="ce2" table:formula="of:=[.J7]/[.J6]" office:value-type="float" office:value="5.3305954825462" calcext:value-type="float">
            <text:p>5.330595482546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008" calcext:value-type="float">
            <text:p>2008</text:p>
          </table:table-cell>
          <table:table-cell table:style-name="ce2" table:formula="of:=[.N7]/[.N6]" office:value-type="float" office:value="4.83855421686747" calcext:value-type="float">
            <text:p>4.8385542168674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4083" calcext:value-type="float">
            <text:p>14083</text:p>
          </table:table-cell>
          <table:table-cell table:style-name="ce2" table:formula="of:=[.B8]/[.B7]" office:value-type="float" office:value="5.4248844375963" calcext:value-type="float">
            <text:p>5.4248844375963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871" calcext:value-type="float">
            <text:p>9871</text:p>
          </table:table-cell>
          <table:table-cell table:style-name="ce2" table:formula="of:=[.F8]/[.F7]" office:value-type="float" office:value="4.91583665338645" calcext:value-type="float">
            <text:p>4.91583665338645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4083" calcext:value-type="float">
            <text:p>14083</text:p>
          </table:table-cell>
          <table:table-cell table:style-name="ce2" table:formula="of:=[.J8]/[.J7]" office:value-type="float" office:value="5.4248844375963" calcext:value-type="float">
            <text:p>5.424884437596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9871" calcext:value-type="float">
            <text:p>9871</text:p>
          </table:table-cell>
          <table:table-cell table:style-name="ce2" table:formula="of:=[.N8]/[.N7]" office:value-type="float" office:value="4.91583665338645" calcext:value-type="float">
            <text:p>4.9158366533864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77458" calcext:value-type="float">
            <text:p>77458</text:p>
          </table:table-cell>
          <table:table-cell table:style-name="ce2" table:formula="of:=[.B9]/[.B8]" office:value-type="float" office:value="5.50010651139672" calcext:value-type="float">
            <text:p>5.50010651139672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9204" calcext:value-type="float">
            <text:p>49204</text:p>
          </table:table-cell>
          <table:table-cell table:style-name="ce2" table:formula="of:=[.F9]/[.F8]" office:value-type="float" office:value="4.98470266437038" calcext:value-type="float">
            <text:p>4.98470266437038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7458" calcext:value-type="float">
            <text:p>77458</text:p>
          </table:table-cell>
          <table:table-cell table:style-name="ce2" table:formula="of:=[.J9]/[.J8]" office:value-type="float" office:value="5.50010651139672" calcext:value-type="float">
            <text:p>5.5001065113967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9204" calcext:value-type="float">
            <text:p>49204</text:p>
          </table:table-cell>
          <table:table-cell table:style-name="ce2" table:formula="of:=[.N9]/[.N8]" office:value-type="float" office:value="4.98470266437038" calcext:value-type="float">
            <text:p>4.9847026643703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30213" calcext:value-type="float">
            <text:p>430213</text:p>
          </table:table-cell>
          <table:table-cell table:style-name="ce2" table:formula="of:=[.B10]/[.B9]" office:value-type="float" office:value="5.55414547238503" calcext:value-type="float">
            <text:p>5.55414547238503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47795" calcext:value-type="float">
            <text:p>247795</text:p>
          </table:table-cell>
          <table:table-cell table:style-name="ce2" table:formula="of:=[.F10]/[.F9]" office:value-type="float" office:value="5.0360743029022" calcext:value-type="float">
            <text:p>5.0360743029022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30213" calcext:value-type="float">
            <text:p>430213</text:p>
          </table:table-cell>
          <table:table-cell table:style-name="ce2" table:formula="of:=[.J10]/[.J9]" office:value-type="float" office:value="5.55414547238503" calcext:value-type="float">
            <text:p>5.5541454723850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7795" calcext:value-type="float">
            <text:p>247795</text:p>
          </table:table-cell>
          <table:table-cell table:style-name="ce2" table:formula="of:=[.N10]/[.N9]" office:value-type="float" office:value="5.0360743029022" calcext:value-type="float">
            <text:p>5.036074302902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08554" calcext:value-type="float">
            <text:p>2408554</text:p>
          </table:table-cell>
          <table:table-cell table:style-name="ce2" table:formula="of:=[.B11]/[.B10]" office:value-type="float" office:value="5.59851515412133" calcext:value-type="float">
            <text:p>5.59851515412133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258312" calcext:value-type="float">
            <text:p>1258312</text:p>
          </table:table-cell>
          <table:table-cell table:style-name="ce2" table:formula="of:=[.F11]/[.F10]" office:value-type="float" office:value="5.07803627998951" calcext:value-type="float">
            <text:p>5.07803627998951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08554" calcext:value-type="float">
            <text:p>2408554</text:p>
          </table:table-cell>
          <table:table-cell table:style-name="ce2" table:formula="of:=[.J11]/[.J10]" office:value-type="float" office:value="5.59851515412133" calcext:value-type="float">
            <text:p>5.5985151541213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258312" calcext:value-type="float">
            <text:p>1258312</text:p>
          </table:table-cell>
          <table:table-cell table:style-name="ce2" table:formula="of:=[.N11]/[.N10]" office:value-type="float" office:value="5.07803627998951" calcext:value-type="float">
            <text:p>5.0780362799895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69751" calcext:value-type="float">
            <text:p>13569751</text:p>
          </table:table-cell>
          <table:table-cell table:style-name="ce2" table:formula="of:=[.B12]/[.B11]" office:value-type="float" office:value="5.6339824641673" calcext:value-type="float">
            <text:p>5.633982464167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32331" calcext:value-type="float">
            <text:p>6432331</text:p>
          </table:table-cell>
          <table:table-cell table:style-name="ce2" table:formula="of:=[.F12]/[.F11]" office:value-type="float" office:value="5.11187289003045" calcext:value-type="float">
            <text:p>5.1118728900304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69751" calcext:value-type="float">
            <text:p>13569751</text:p>
          </table:table-cell>
          <table:table-cell table:style-name="ce2" table:formula="of:=[.J12]/[.J11]" office:value-type="float" office:value="5.6339824641673" calcext:value-type="float">
            <text:p>5.633982464167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32331" calcext:value-type="float">
            <text:p>6432331</text:p>
          </table:table-cell>
          <table:table-cell table:style-name="ce2" table:formula="of:=[.N12]/[.N11]" office:value-type="float" office:value="5.11187289003045" calcext:value-type="float">
            <text:p>5.1118728900304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76856812" calcext:value-type="float">
            <text:p>76856812</text:p>
          </table:table-cell>
          <table:table-cell table:style-name="ce2" table:formula="of:=[.B13]/[.B12]" office:value-type="float" office:value="5.66383362524485" calcext:value-type="float">
            <text:p>5.66383362524485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63208" calcext:value-type="float">
            <text:p>33063208</text:p>
          </table:table-cell>
          <table:table-cell table:style-name="ce2" table:formula="of:=[.F13]/[.F12]" office:value-type="float" office:value="5.14015960932359" calcext:value-type="float">
            <text:p>5.1401596093235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856812" calcext:value-type="float">
            <text:p>76856812</text:p>
          </table:table-cell>
          <table:table-cell table:style-name="ce2" table:formula="of:=[.J13]/[.J12]" office:value-type="float" office:value="5.66383362524485" calcext:value-type="float">
            <text:p>5.6638336252448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63208" calcext:value-type="float">
            <text:p>33063208</text:p>
          </table:table-cell>
          <table:table-cell table:style-name="ce2" table:formula="of:=[.N13]/[.N12]" office:value-type="float" office:value="5.14015960932359" calcext:value-type="float">
            <text:p>5.1401596093235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last depth</text:p>
          </table:table-cell>
          <table:table-cell table:style-name="ce3" office:value-type="float" office:value="129785935" calcext:value-type="float">
            <text:p>129785935</text:p>
          </table:table-cell>
          <table:table-cell table:style-name="ce2" table:formula="of:=[.F14]/[.F13]" office:value-type="float" office:value="3.92538845595382" calcext:value-type="float">
            <text:p>3.92538845595382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7239027" calcext:value-type="float">
            <text:p>437239027</text:p>
          </table:table-cell>
          <table:table-cell table:style-name="ce2" table:formula="of:=[.J14]/[.J13]" office:value-type="float" office:value="5.68900811290481" calcext:value-type="float">
            <text:p>5.6890081129048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0735791" calcext:value-type="float">
            <text:p>170735791</text:p>
          </table:table-cell>
          <table:table-cell table:style-name="ce2" table:formula="of:=[.N14]/[.N13]" office:value-type="float" office:value="5.1639209056786" calcext:value-type="float">
            <text:p>5.163920905678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96932224" calcext:value-type="float">
            <text:p>2496932224</text:p>
          </table:table-cell>
          <table:table-cell table:style-name="ce2" table:formula="of:=[.J15]/[.J14]" office:value-type="float" office:value="5.71068013103048" calcext:value-type="float">
            <text:p>5.7106801310304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5138784" calcext:value-type="float">
            <text:p>885138784</text:p>
          </table:table-cell>
          <table:table-cell table:style-name="ce2" table:formula="of:=[.N15]/[.N14]" office:value-type="float" office:value="5.18426030544469" calcext:value-type="float">
            <text:p>5.1842603054446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306094361" calcext:value-type="float">
            <text:p>14306094361</text:p>
          </table:table-cell>
          <table:table-cell table:style-name="ce2" table:formula="of:=[.J16]/[.J15]" office:value-type="float" office:value="5.7294684347027" calcext:value-type="float">
            <text:p>5.7294684347027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04326123" calcext:value-type="float">
            <text:p>4604326123</text:p>
          </table:table-cell>
          <table:table-cell table:style-name="ce2" table:formula="of:=[.N16]/[.N15]" office:value-type="float" office:value="5.20181264930314" calcext:value-type="float">
            <text:p>5.2018126493031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string" calcext:value-type="string">
            <text:p>last depth</text:p>
          </table:table-cell>
          <table:table-cell table:style-name="ce3" office:value-type="float" office:value="33314287278" calcext:value-type="float">
            <text:p>33314287278</text:p>
          </table:table-cell>
          <table:table-cell table:style-name="ce2" table:formula="of:=[.J17]/[.J16]" office:value-type="float" office:value="2.32867800514573" calcext:value-type="float">
            <text:p>2.32867800514573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021362452" calcext:value-type="float">
            <text:p>24021362452</text:p>
          </table:table-cell>
          <table:table-cell table:style-name="ce2" table:formula="of:=[.N17]/[.N16]" office:value-type="float" office:value="5.21712880675546" calcext:value-type="float">
            <text:p>5.2171288067554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1"/>
          <table:table-cell/>
          <table:table-cell table:style-name="ce3" office:value-type="string" calcext:value-type="string">
            <text:p>last depth</text:p>
          </table:table-cell>
          <table:table-cell table:style-name="ce3" office:value-type="float" office:value="9290292119" calcext:value-type="float">
            <text:p>9290292119</text:p>
          </table:table-cell>
          <table:table-cell table:style-name="ce2" table:formula="of:=[.N18]/[.N17]" office:value-type="float" office:value="0.386751256826671" calcext:value-type="float">
            <text:p>0.386751256826671</text:p>
          </table:table-cell>
          <table:table-cell table:style-name="ce2" table:number-columns-repeated="12"/>
          <table:table-cell table:number-columns-repeated="997"/>
        </table:table-row>
        <table:table-row table:style-name="ro1" table:number-rows-repeated="983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noiTower4-18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4]/[.B3]" office:value-type="float" office:value="4.75" calcext:value-type="float">
            <text:p>4.7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4]/[.F3]" office:value-type="float" office:value="4.75" calcext:value-type="float">
            <text:p>4.7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J4]/[.J3]" office:value-type="float" office:value="4.75" calcext:value-type="float">
            <text:p>4.7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N4]/[.N3]" office:value-type="float" office:value="4.75" calcext:value-type="float">
            <text:p>4.7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B5]/[.B4]" office:value-type="float" office:value="4.94736842105263" calcext:value-type="float">
            <text:p>4.9473684210526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F5]/[.F4]" office:value-type="float" office:value="4.63157894736842" calcext:value-type="float">
            <text:p>4.63157894736842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formula="of:=[.J5]/[.J4]" office:value-type="float" office:value="4.94736842105263" calcext:value-type="float">
            <text:p>4.9473684210526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formula="of:=[.N5]/[.N4]" office:value-type="float" office:value="4.63157894736842" calcext:value-type="float">
            <text:p>4.6315789473684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7" calcext:value-type="float">
            <text:p>487</text:p>
          </table:table-cell>
          <table:table-cell table:style-name="ce2" table:formula="of:=[.B6]/[.B5]" office:value-type="float" office:value="5.18085106382979" calcext:value-type="float">
            <text:p>5.1808510638297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15" calcext:value-type="float">
            <text:p>415</text:p>
          </table:table-cell>
          <table:table-cell table:style-name="ce2" table:formula="of:=[.F6]/[.F5]" office:value-type="float" office:value="4.71590909090909" calcext:value-type="float">
            <text:p>4.71590909090909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2" table:formula="of:=[.J6]/[.J5]" office:value-type="float" office:value="5.18085106382979" calcext:value-type="float">
            <text:p>5.18085106382979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15" calcext:value-type="float">
            <text:p>415</text:p>
          </table:table-cell>
          <table:table-cell table:style-name="ce2" table:formula="of:=[.N6]/[.N5]" office:value-type="float" office:value="4.71590909090909" calcext:value-type="float">
            <text:p>4.7159090909090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96" calcext:value-type="float">
            <text:p>2596</text:p>
          </table:table-cell>
          <table:table-cell table:style-name="ce2" table:formula="of:=[.B7]/[.B6]" office:value-type="float" office:value="5.3305954825462" calcext:value-type="float">
            <text:p>5.330595482546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[.F7]/[.F6]" office:value-type="float" office:value="4.83855421686747" calcext:value-type="float">
            <text:p>4.83855421686747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596" calcext:value-type="float">
            <text:p>2596</text:p>
          </table:table-cell>
          <table:table-cell table:style-name="ce2" table:formula="of:=[.J7]/[.J6]" office:value-type="float" office:value="5.3305954825462" calcext:value-type="float">
            <text:p>5.330595482546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008" calcext:value-type="float">
            <text:p>2008</text:p>
          </table:table-cell>
          <table:table-cell table:style-name="ce2" table:formula="of:=[.N7]/[.N6]" office:value-type="float" office:value="4.83855421686747" calcext:value-type="float">
            <text:p>4.8385542168674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4083" calcext:value-type="float">
            <text:p>14083</text:p>
          </table:table-cell>
          <table:table-cell table:style-name="ce2" table:formula="of:=[.B8]/[.B7]" office:value-type="float" office:value="5.4248844375963" calcext:value-type="float">
            <text:p>5.424884437596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9871" calcext:value-type="float">
            <text:p>9871</text:p>
          </table:table-cell>
          <table:table-cell table:style-name="ce2" table:formula="of:=[.F8]/[.F7]" office:value-type="float" office:value="4.91583665338645" calcext:value-type="float">
            <text:p>4.91583665338645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4083" calcext:value-type="float">
            <text:p>14083</text:p>
          </table:table-cell>
          <table:table-cell table:style-name="ce2" table:formula="of:=[.J8]/[.J7]" office:value-type="float" office:value="5.4248844375963" calcext:value-type="float">
            <text:p>5.4248844375963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871" calcext:value-type="float">
            <text:p>9871</text:p>
          </table:table-cell>
          <table:table-cell table:style-name="ce2" table:formula="of:=[.N8]/[.N7]" office:value-type="float" office:value="4.91583665338645" calcext:value-type="float">
            <text:p>4.9158366533864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77458" calcext:value-type="float">
            <text:p>77458</text:p>
          </table:table-cell>
          <table:table-cell table:style-name="ce2" table:formula="of:=[.B9]/[.B8]" office:value-type="float" office:value="5.50010651139672" calcext:value-type="float">
            <text:p>5.5001065113967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49204" calcext:value-type="float">
            <text:p>49204</text:p>
          </table:table-cell>
          <table:table-cell table:style-name="ce2" table:formula="of:=[.F9]/[.F8]" office:value-type="float" office:value="4.98470266437038" calcext:value-type="float">
            <text:p>4.98470266437038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7458" calcext:value-type="float">
            <text:p>77458</text:p>
          </table:table-cell>
          <table:table-cell table:style-name="ce2" table:formula="of:=[.J9]/[.J8]" office:value-type="float" office:value="5.50010651139672" calcext:value-type="float">
            <text:p>5.50010651139672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9204" calcext:value-type="float">
            <text:p>49204</text:p>
          </table:table-cell>
          <table:table-cell table:style-name="ce2" table:formula="of:=[.N9]/[.N8]" office:value-type="float" office:value="4.98470266437038" calcext:value-type="float">
            <text:p>4.9847026643703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30213" calcext:value-type="float">
            <text:p>430213</text:p>
          </table:table-cell>
          <table:table-cell table:style-name="ce2" table:formula="of:=[.B10]/[.B9]" office:value-type="float" office:value="5.55414547238503" calcext:value-type="float">
            <text:p>5.55414547238503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7795" calcext:value-type="float">
            <text:p>247795</text:p>
          </table:table-cell>
          <table:table-cell table:style-name="ce2" table:formula="of:=[.F10]/[.F9]" office:value-type="float" office:value="5.0360743029022" calcext:value-type="float">
            <text:p>5.0360743029022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30213" calcext:value-type="float">
            <text:p>430213</text:p>
          </table:table-cell>
          <table:table-cell table:style-name="ce2" table:formula="of:=[.J10]/[.J9]" office:value-type="float" office:value="5.55414547238503" calcext:value-type="float">
            <text:p>5.55414547238503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47795" calcext:value-type="float">
            <text:p>247795</text:p>
          </table:table-cell>
          <table:table-cell table:style-name="ce2" table:formula="of:=[.N10]/[.N9]" office:value-type="float" office:value="5.0360743029022" calcext:value-type="float">
            <text:p>5.036074302902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08554" calcext:value-type="float">
            <text:p>2408554</text:p>
          </table:table-cell>
          <table:table-cell table:style-name="ce2" table:formula="of:=[.B11]/[.B10]" office:value-type="float" office:value="5.59851515412133" calcext:value-type="float">
            <text:p>5.59851515412133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58312" calcext:value-type="float">
            <text:p>1258312</text:p>
          </table:table-cell>
          <table:table-cell table:style-name="ce2" table:formula="of:=[.F11]/[.F10]" office:value-type="float" office:value="5.07803627998951" calcext:value-type="float">
            <text:p>5.07803627998951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08554" calcext:value-type="float">
            <text:p>2408554</text:p>
          </table:table-cell>
          <table:table-cell table:style-name="ce2" table:formula="of:=[.J11]/[.J10]" office:value-type="float" office:value="5.59851515412133" calcext:value-type="float">
            <text:p>5.59851515412133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258312" calcext:value-type="float">
            <text:p>1258312</text:p>
          </table:table-cell>
          <table:table-cell table:style-name="ce2" table:formula="of:=[.N11]/[.N10]" office:value-type="float" office:value="5.07803627998951" calcext:value-type="float">
            <text:p>5.0780362799895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69751" calcext:value-type="float">
            <text:p>13569751</text:p>
          </table:table-cell>
          <table:table-cell table:style-name="ce2" table:formula="of:=[.B12]/[.B11]" office:value-type="float" office:value="5.6339824641673" calcext:value-type="float">
            <text:p>5.6339824641673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32331" calcext:value-type="float">
            <text:p>6432331</text:p>
          </table:table-cell>
          <table:table-cell table:style-name="ce2" table:formula="of:=[.F12]/[.F11]" office:value-type="float" office:value="5.11187289003045" calcext:value-type="float">
            <text:p>5.1118728900304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69751" calcext:value-type="float">
            <text:p>13569751</text:p>
          </table:table-cell>
          <table:table-cell table:style-name="ce2" table:formula="of:=[.J12]/[.J11]" office:value-type="float" office:value="5.6339824641673" calcext:value-type="float">
            <text:p>5.633982464167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32331" calcext:value-type="float">
            <text:p>6432331</text:p>
          </table:table-cell>
          <table:table-cell table:style-name="ce2" table:formula="of:=[.N12]/[.N11]" office:value-type="float" office:value="5.11187289003045" calcext:value-type="float">
            <text:p>5.1118728900304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76856812" calcext:value-type="float">
            <text:p>76856812</text:p>
          </table:table-cell>
          <table:table-cell table:style-name="ce2" table:formula="of:=[.B13]/[.B12]" office:value-type="float" office:value="5.66383362524485" calcext:value-type="float">
            <text:p>5.66383362524485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063208" calcext:value-type="float">
            <text:p>33063208</text:p>
          </table:table-cell>
          <table:table-cell table:style-name="ce2" table:formula="of:=[.F13]/[.F12]" office:value-type="float" office:value="5.14015960932359" calcext:value-type="float">
            <text:p>5.1401596093235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856812" calcext:value-type="float">
            <text:p>76856812</text:p>
          </table:table-cell>
          <table:table-cell table:style-name="ce2" table:formula="of:=[.J13]/[.J12]" office:value-type="float" office:value="5.66383362524485" calcext:value-type="float">
            <text:p>5.66383362524485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63208" calcext:value-type="float">
            <text:p>33063208</text:p>
          </table:table-cell>
          <table:table-cell table:style-name="ce2" table:formula="of:=[.N13]/[.N12]" office:value-type="float" office:value="5.14015960932359" calcext:value-type="float">
            <text:p>5.1401596093235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ast depth</text:p>
          </table:table-cell>
          <table:table-cell table:style-name="ce2" office:value-type="float" office:value="102573663" calcext:value-type="float">
            <text:p>102573663</text:p>
          </table:table-cell>
          <table:table-cell table:style-name="ce2" table:formula="of:=[.F14]/[.F13]" office:value-type="float" office:value="3.10235059465494" calcext:value-type="float">
            <text:p>3.10235059465494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7239027" calcext:value-type="float">
            <text:p>437239027</text:p>
          </table:table-cell>
          <table:table-cell table:style-name="ce2" table:formula="of:=[.J14]/[.J13]" office:value-type="float" office:value="5.68900811290481" calcext:value-type="float">
            <text:p>5.68900811290481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0735791" calcext:value-type="float">
            <text:p>170735791</text:p>
          </table:table-cell>
          <table:table-cell table:style-name="ce2" table:formula="of:=[.N14]/[.N13]" office:value-type="float" office:value="5.1639209056786" calcext:value-type="float">
            <text:p>5.163920905678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96932224" calcext:value-type="float">
            <text:p>2496932224</text:p>
          </table:table-cell>
          <table:table-cell table:style-name="ce2" table:formula="of:=[.J15]/[.J14]" office:value-type="float" office:value="5.71068013103048" calcext:value-type="float">
            <text:p>5.71068013103048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5138784" calcext:value-type="float">
            <text:p>885138784</text:p>
          </table:table-cell>
          <table:table-cell table:style-name="ce2" table:formula="of:=[.N15]/[.N14]" office:value-type="float" office:value="5.18426030544469" calcext:value-type="float">
            <text:p>5.1842603054446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306094361" calcext:value-type="float">
            <text:p>14306094361</text:p>
          </table:table-cell>
          <table:table-cell table:style-name="ce2" table:formula="of:=[.J16]/[.J15]" office:value-type="float" office:value="5.7294684347027" calcext:value-type="float">
            <text:p>5.7294684347027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04326123" calcext:value-type="float">
            <text:p>4604326123</text:p>
          </table:table-cell>
          <table:table-cell table:style-name="ce2" table:formula="of:=[.N16]/[.N15]" office:value-type="float" office:value="5.20181264930314" calcext:value-type="float">
            <text:p>5.2018126493031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string" calcext:value-type="string">
            <text:p>last depth</text:p>
          </table:table-cell>
          <table:table-cell table:style-name="ce3" office:value-type="float" office:value="1470718395" calcext:value-type="float">
            <text:p>1470718395</text:p>
          </table:table-cell>
          <table:table-cell table:style-name="ce2" table:formula="of:=[.J17]/[.J16]" office:value-type="float" office:value="0.1028036274533" calcext:value-type="float">
            <text:p>0.1028036274533</text:p>
          </table:table-cell>
          <table:table-cell table:style-name="ce2"/>
          <table:table-cell table:style-name="ce3" office:value-type="string" calcext:value-type="string">
            <text:p>last depth</text:p>
          </table:table-cell>
          <table:table-cell table:style-name="ce3" office:value-type="float" office:value="9714584493" calcext:value-type="float">
            <text:p>9714584493</text:p>
          </table:table-cell>
          <table:table-cell table:style-name="ce2" table:formula="of:=[.N17]/[.N16]" office:value-type="float" office:value="2.10988193135858" calcext:value-type="float">
            <text:p>2.10988193135858</text:p>
          </table:table-cell>
          <table:table-cell table:style-name="ce2" table:number-columns-repeated="12"/>
          <table:table-cell table:number-columns-repeated="997"/>
        </table:table-row>
        <table:table-row table:style-name="ro1" table:number-rows-repeated="984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Spin12-4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B4]/[.B3]" office:value-type="float" office:value="12.0769230769231" calcext:value-type="float">
            <text:p>12.076923076923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F4]/[.F3]" office:value-type="float" office:value="8.84615384615385" calcext:value-type="float">
            <text:p>8.8461538461538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2" table:formula="of:=[.J4]/[.J3]" office:value-type="float" office:value="12.0769230769231" calcext:value-type="float">
            <text:p>12.0769230769231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2" table:formula="of:=[.N4]/[.N3]" office:value-type="float" office:value="8.84615384615385" calcext:value-type="float">
            <text:p>8.8461538461538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formula="of:=[.B5]/[.B4]" office:value-type="float" office:value="12.0063694267516" calcext:value-type="float">
            <text:p>12.006369426751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927" calcext:value-type="float">
            <text:p>927</text:p>
          </table:table-cell>
          <table:table-cell table:style-name="ce2" table:formula="of:=[.F5]/[.F4]" office:value-type="float" office:value="8.06086956521739" calcext:value-type="float">
            <text:p>8.06086956521739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85" calcext:value-type="float">
            <text:p>1885</text:p>
          </table:table-cell>
          <table:table-cell table:style-name="ce2" table:formula="of:=[.J5]/[.J4]" office:value-type="float" office:value="12.0063694267516" calcext:value-type="float">
            <text:p>12.0063694267516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27" calcext:value-type="float">
            <text:p>927</text:p>
          </table:table-cell>
          <table:table-cell table:style-name="ce2" table:formula="of:=[.N5]/[.N4]" office:value-type="float" office:value="8.06086956521739" calcext:value-type="float">
            <text:p>8.0608695652173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2621" calcext:value-type="float">
            <text:p>22621</text:p>
          </table:table-cell>
          <table:table-cell table:style-name="ce2" table:formula="of:=[.B6]/[.B5]" office:value-type="float" office:value="12.0005305039788" calcext:value-type="float">
            <text:p>12.000530503978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329" calcext:value-type="float">
            <text:p>7329</text:p>
          </table:table-cell>
          <table:table-cell table:style-name="ce2" table:formula="of:=[.F6]/[.F5]" office:value-type="float" office:value="7.90614886731392" calcext:value-type="float">
            <text:p>7.90614886731392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2621" calcext:value-type="float">
            <text:p>22621</text:p>
          </table:table-cell>
          <table:table-cell table:style-name="ce2" table:formula="of:=[.J6]/[.J5]" office:value-type="float" office:value="12.0005305039788" calcext:value-type="float">
            <text:p>12.0005305039788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7329" calcext:value-type="float">
            <text:p>7329</text:p>
          </table:table-cell>
          <table:table-cell table:style-name="ce2" table:formula="of:=[.N6]/[.N5]" office:value-type="float" office:value="7.90614886731392" calcext:value-type="float">
            <text:p>7.9061488673139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71453" calcext:value-type="float">
            <text:p>271453</text:p>
          </table:table-cell>
          <table:table-cell table:style-name="ce2" table:formula="of:=[.B7]/[.B6]" office:value-type="float" office:value="12.0000442067106" calcext:value-type="float">
            <text:p>12.000044206710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57741" calcext:value-type="float">
            <text:p>57741</text:p>
          </table:table-cell>
          <table:table-cell table:style-name="ce2" table:formula="of:=[.F7]/[.F6]" office:value-type="float" office:value="7.87842816209578" calcext:value-type="float">
            <text:p>7.87842816209578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71453" calcext:value-type="float">
            <text:p>271453</text:p>
          </table:table-cell>
          <table:table-cell table:style-name="ce2" table:formula="of:=[.J7]/[.J6]" office:value-type="float" office:value="12.0000442067106" calcext:value-type="float">
            <text:p>12.0000442067106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57741" calcext:value-type="float">
            <text:p>57741</text:p>
          </table:table-cell>
          <table:table-cell table:style-name="ce2" table:formula="of:=[.N7]/[.N6]" office:value-type="float" office:value="7.87842816209578" calcext:value-type="float">
            <text:p>7.8784281620957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257437" calcext:value-type="float">
            <text:p>3257437</text:p>
          </table:table-cell>
          <table:table-cell table:style-name="ce2" table:formula="of:=[.B8]/[.B7]" office:value-type="float" office:value="12.000003683879" calcext:value-type="float">
            <text:p>12.000003683879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454643" calcext:value-type="float">
            <text:p>454643</text:p>
          </table:table-cell>
          <table:table-cell table:style-name="ce2" table:formula="of:=[.F8]/[.F7]" office:value-type="float" office:value="7.87383315148681" calcext:value-type="float">
            <text:p>7.87383315148681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257437" calcext:value-type="float">
            <text:p>3257437</text:p>
          </table:table-cell>
          <table:table-cell table:style-name="ce2" table:formula="of:=[.J8]/[.J7]" office:value-type="float" office:value="12.000003683879" calcext:value-type="float">
            <text:p>12.000003683879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54643" calcext:value-type="float">
            <text:p>454643</text:p>
          </table:table-cell>
          <table:table-cell table:style-name="ce2" table:formula="of:=[.N8]/[.N7]" office:value-type="float" office:value="7.87383315148681" calcext:value-type="float">
            <text:p>7.8738331514868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9089245" calcext:value-type="float">
            <text:p>39089245</text:p>
          </table:table-cell>
          <table:table-cell table:style-name="ce2" table:formula="of:=[.B9]/[.B8]" office:value-type="float" office:value="12.0000003069898" calcext:value-type="float">
            <text:p>12.0000003069898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3579455" calcext:value-type="float">
            <text:p>3579455</text:p>
          </table:table-cell>
          <table:table-cell table:style-name="ce2" table:formula="of:=[.F9]/[.F8]" office:value-type="float" office:value="7.87311143028706" calcext:value-type="float">
            <text:p>7.8731114302870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9089245" calcext:value-type="float">
            <text:p>39089245</text:p>
          </table:table-cell>
          <table:table-cell table:style-name="ce2" table:formula="of:=[.J9]/[.J8]" office:value-type="float" office:value="12.0000003069898" calcext:value-type="float">
            <text:p>12.0000003069898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579455" calcext:value-type="float">
            <text:p>3579455</text:p>
          </table:table-cell>
          <table:table-cell table:style-name="ce2" table:formula="of:=[.N9]/[.N8]" office:value-type="float" office:value="7.87311143028706" calcext:value-type="float">
            <text:p>7.8731114302870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431909924" calcext:value-type="float">
            <text:p>431909924</text:p>
          </table:table-cell>
          <table:table-cell table:style-name="ce2" table:formula="of:=[.B10]/[.B9]" office:value-type="float" office:value="11.0493288882914" calcext:value-type="float">
            <text:p>11.049328888291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8181057" calcext:value-type="float">
            <text:p>28181057</text:p>
          </table:table-cell>
          <table:table-cell table:style-name="ce2" table:formula="of:=[.F10]/[.F9]" office:value-type="float" office:value="7.8730021749121" calcext:value-type="float">
            <text:p>7.8730021749121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69070941" calcext:value-type="float">
            <text:p>469070941</text:p>
          </table:table-cell>
          <table:table-cell table:style-name="ce2" table:formula="of:=[.J10]/[.J9]" office:value-type="float" office:value="12.0000000255825" calcext:value-type="float">
            <text:p>12.0000000255825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8181057" calcext:value-type="float">
            <text:p>28181057</text:p>
          </table:table-cell>
          <table:table-cell table:style-name="ce2" table:formula="of:=[.N10]/[.N9]" office:value-type="float" office:value="7.8730021749121" calcext:value-type="float">
            <text:p>7.873002174912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221869069" calcext:value-type="float">
            <text:p>221869069</text:p>
          </table:table-cell>
          <table:table-cell table:style-name="ce2" table:formula="of:=[.F11]/[.F10]" office:value-type="float" office:value="7.87298606294292" calcext:value-type="float">
            <text:p>7.8729860629429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5628851293" calcext:value-type="float">
            <text:p>5628851293</text:p>
          </table:table-cell>
          <table:table-cell table:style-name="ce2" table:formula="of:=[.J11]/[.J10]" office:value-type="float" office:value="12.0000000021319" calcext:value-type="float">
            <text:p>12.0000000021319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21869069" calcext:value-type="float">
            <text:p>221869069</text:p>
          </table:table-cell>
          <table:table-cell table:style-name="ce2" table:formula="of:=[.N11]/[.N10]" office:value-type="float" office:value="7.87298606294292" calcext:value-type="float">
            <text:p>7.8729860629429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ast depth</text:p>
          </table:table-cell>
          <table:table-cell table:style-name="ce2" office:value-type="float" office:value="389807186" calcext:value-type="float">
            <text:p>389807186</text:p>
          </table:table-cell>
          <table:table-cell table:style-name="ce2" table:formula="of:=[.F12]/[.F11]" office:value-type="float" office:value="1.75692442284508" calcext:value-type="float">
            <text:p>1.75692442284508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546215517" calcext:value-type="float">
            <text:p>67546215517</text:p>
          </table:table-cell>
          <table:table-cell table:style-name="ce2" table:formula="of:=[.J12]/[.J11]" office:value-type="float" office:value="12.0000000001777" calcext:value-type="float">
            <text:p>12.0000000001777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46771571" calcext:value-type="float">
            <text:p>1746771571</text:p>
          </table:table-cell>
          <table:table-cell table:style-name="ce2" table:formula="of:=[.N12]/[.N11]" office:value-type="float" office:value="7.87298373258149" calcext:value-type="float">
            <text:p>7.8729837325814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string" calcext:value-type="string">
            <text:p>last depth</text:p>
          </table:table-cell>
          <table:table-cell table:style-name="ce3" office:value-type="float" office:value="5015467702" calcext:value-type="float">
            <text:p>5015467702</text:p>
          </table:table-cell>
          <table:table-cell table:style-name="ce2" table:formula="of:=[.J13]/[.J12]" office:value-type="float" office:value="0.0742523865121312" calcext:value-type="float">
            <text:p>0.074252386512131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52303583" calcext:value-type="float">
            <text:p>13752303583</text:p>
          </table:table-cell>
          <table:table-cell table:style-name="ce2" table:formula="of:=[.N13]/[.N12]" office:value-type="float" office:value="7.87298340052959" calcext:value-type="float">
            <text:p>7.8729834005295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last depth</text:p>
          </table:table-cell>
          <table:table-cell table:style-name="ce3" office:value-type="float" office:value="30423403877" calcext:value-type="float">
            <text:p>30423403877</text:p>
          </table:table-cell>
          <table:table-cell table:style-name="ce2" table:formula="of:=[.N14]/[.N13]" office:value-type="float" office:value="2.21224056707184" calcext:value-type="float">
            <text:p>2.2122405670718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3"/>
          <table:table-cell table:style-name="ce3"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3"/>
          <table:table-cell table:style-name="ce3"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 table:number-rows-repeated="984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Spin14-4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1" calcext:value-type="float">
            <text:p>211</text:p>
          </table:table-cell>
          <table:table-cell table:style-name="ce2" table:formula="of:=[.B4]/[.B3]" office:value-type="float" office:value="14.0666666666667" calcext:value-type="float">
            <text:p>14.0666666666667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2" table:formula="of:=[.F4]/[.F3]" office:value-type="float" office:value="9.86666666666667" calcext:value-type="float">
            <text:p>9.86666666666667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2" table:formula="of:=[.J4]/[.J3]" office:value-type="float" office:value="14.0666666666667" calcext:value-type="float">
            <text:p>14.0666666666667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2" table:formula="of:=[.N4]/[.N3]" office:value-type="float" office:value="9.86666666666667" calcext:value-type="float">
            <text:p>9.8666666666666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table:formula="of:=[.B5]/[.B4]" office:value-type="float" office:value="14.0047393364929" calcext:value-type="float">
            <text:p>14.0047393364929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96" calcext:value-type="float">
            <text:p>1296</text:p>
          </table:table-cell>
          <table:table-cell table:style-name="ce2" table:formula="of:=[.F5]/[.F4]" office:value-type="float" office:value="8.75675675675676" calcext:value-type="float">
            <text:p>8.75675675675676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55" calcext:value-type="float">
            <text:p>2955</text:p>
          </table:table-cell>
          <table:table-cell table:style-name="ce2" table:formula="of:=[.J5]/[.J4]" office:value-type="float" office:value="14.0047393364929" calcext:value-type="float">
            <text:p>14.0047393364929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96" calcext:value-type="float">
            <text:p>1296</text:p>
          </table:table-cell>
          <table:table-cell table:style-name="ce2" table:formula="of:=[.N5]/[.N4]" office:value-type="float" office:value="8.75675675675676" calcext:value-type="float">
            <text:p>8.7567567567567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1371" calcext:value-type="float">
            <text:p>41371</text:p>
          </table:table-cell>
          <table:table-cell table:style-name="ce2" table:formula="of:=[.B6]/[.B5]" office:value-type="float" office:value="14.0003384094755" calcext:value-type="float">
            <text:p>14.000338409475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1007" calcext:value-type="float">
            <text:p>11007</text:p>
          </table:table-cell>
          <table:table-cell table:style-name="ce2" table:formula="of:=[.F6]/[.F5]" office:value-type="float" office:value="8.49305555555556" calcext:value-type="float">
            <text:p>8.49305555555556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1371" calcext:value-type="float">
            <text:p>41371</text:p>
          </table:table-cell>
          <table:table-cell table:style-name="ce2" table:formula="of:=[.J6]/[.J5]" office:value-type="float" office:value="14.0003384094755" calcext:value-type="float">
            <text:p>14.000338409475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1007" calcext:value-type="float">
            <text:p>11007</text:p>
          </table:table-cell>
          <table:table-cell table:style-name="ce2" table:formula="of:=[.N6]/[.N5]" office:value-type="float" office:value="8.49305555555556" calcext:value-type="float">
            <text:p>8.49305555555556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79195" calcext:value-type="float">
            <text:p>579195</text:p>
          </table:table-cell>
          <table:table-cell table:style-name="ce2" table:formula="of:=[.B7]/[.B6]" office:value-type="float" office:value="14.0000241715211" calcext:value-type="float">
            <text:p>14.0000241715211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2871" calcext:value-type="float">
            <text:p>92871</text:p>
          </table:table-cell>
          <table:table-cell table:style-name="ce2" table:formula="of:=[.F7]/[.F6]" office:value-type="float" office:value="8.43744889615699" calcext:value-type="float">
            <text:p>8.43744889615699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579195" calcext:value-type="float">
            <text:p>579195</text:p>
          </table:table-cell>
          <table:table-cell table:style-name="ce2" table:formula="of:=[.J7]/[.J6]" office:value-type="float" office:value="14.0000241715211" calcext:value-type="float">
            <text:p>14.0000241715211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2871" calcext:value-type="float">
            <text:p>92871</text:p>
          </table:table-cell>
          <table:table-cell table:style-name="ce2" table:formula="of:=[.N7]/[.N6]" office:value-type="float" office:value="8.43744889615699" calcext:value-type="float">
            <text:p>8.4374488961569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108731" calcext:value-type="float">
            <text:p>8108731</text:p>
          </table:table-cell>
          <table:table-cell table:style-name="ce2" table:formula="of:=[.B8]/[.B7]" office:value-type="float" office:value="14.0000017265342" calcext:value-type="float">
            <text:p>14.0000017265342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82671" calcext:value-type="float">
            <text:p>782671</text:p>
          </table:table-cell>
          <table:table-cell table:style-name="ce2" table:formula="of:=[.F8]/[.F7]" office:value-type="float" office:value="8.42750697203648" calcext:value-type="float">
            <text:p>8.4275069720364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8108731" calcext:value-type="float">
            <text:p>8108731</text:p>
          </table:table-cell>
          <table:table-cell table:style-name="ce2" table:formula="of:=[.J8]/[.J7]" office:value-type="float" office:value="14.0000017265342" calcext:value-type="float">
            <text:p>14.0000017265342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82671" calcext:value-type="float">
            <text:p>782671</text:p>
          </table:table-cell>
          <table:table-cell table:style-name="ce2" table:formula="of:=[.N8]/[.N7]" office:value-type="float" office:value="8.42750697203648" calcext:value-type="float">
            <text:p>8.4275069720364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3522235" calcext:value-type="float">
            <text:p>113522235</text:p>
          </table:table-cell>
          <table:table-cell table:style-name="ce2" table:formula="of:=[.B9]/[.B8]" office:value-type="float" office:value="14.0000001233239" calcext:value-type="float">
            <text:p>14.0000001233239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594815" calcext:value-type="float">
            <text:p>6594815</text:p>
          </table:table-cell>
          <table:table-cell table:style-name="ce2" table:formula="of:=[.F9]/[.F8]" office:value-type="float" office:value="8.42603724936787" calcext:value-type="float">
            <text:p>8.42603724936787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13522235" calcext:value-type="float">
            <text:p>113522235</text:p>
          </table:table-cell>
          <table:table-cell table:style-name="ce2" table:formula="of:=[.J9]/[.J8]" office:value-type="float" office:value="14.0000001233239" calcext:value-type="float">
            <text:p>14.0000001233239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594815" calcext:value-type="float">
            <text:p>6594815</text:p>
          </table:table-cell>
          <table:table-cell table:style-name="ce2" table:formula="of:=[.N9]/[.N8]" office:value-type="float" office:value="8.42603724936787" calcext:value-type="float">
            <text:p>8.4260372493678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452522391" calcext:value-type="float">
            <text:p>452522391</text:p>
          </table:table-cell>
          <table:table-cell table:style-name="ce2" table:formula="of:=[.B10]/[.B9]" office:value-type="float" office:value="3.98620050953014" calcext:value-type="float">
            <text:p>3.98620050953014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55567064" calcext:value-type="float">
            <text:p>55567064</text:p>
          </table:table-cell>
          <table:table-cell table:style-name="ce2" table:formula="of:=[.F10]/[.F9]" office:value-type="float" office:value="8.42587153695744" calcext:value-type="float">
            <text:p>8.42587153695744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589311291" calcext:value-type="float">
            <text:p>1589311291</text:p>
          </table:table-cell>
          <table:table-cell table:style-name="ce2" table:formula="of:=[.J10]/[.J9]" office:value-type="float" office:value="14.0000000088088" calcext:value-type="float">
            <text:p>14.0000000088088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55567064" calcext:value-type="float">
            <text:p>55567064</text:p>
          </table:table-cell>
          <table:table-cell table:style-name="ce2" table:formula="of:=[.N10]/[.N9]" office:value-type="float" office:value="8.42587153695744" calcext:value-type="float">
            <text:p>8.4258715369574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last depth</text:p>
          </table:table-cell>
          <table:table-cell table:style-name="ce3" office:value-type="float" office:value="357844314" calcext:value-type="float">
            <text:p>357844314</text:p>
          </table:table-cell>
          <table:table-cell table:style-name="ce2" table:formula="of:=[.F11]/[.F10]" office:value-type="float" office:value="6.43986362137111" calcext:value-type="float">
            <text:p>6.43986362137111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2250358075" calcext:value-type="float">
            <text:p>22250358075</text:p>
          </table:table-cell>
          <table:table-cell table:style-name="ce2" table:formula="of:=[.J11]/[.J10]" office:value-type="float" office:value="14.0000000006292" calcext:value-type="float">
            <text:p>14.000000000629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468200442" calcext:value-type="float">
            <text:p>468200442</text:p>
          </table:table-cell>
          <table:table-cell table:style-name="ce2" table:formula="of:=[.N11]/[.N10]" office:value-type="float" office:value="8.4258625217269" calcext:value-type="float">
            <text:p>8.425862521726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string" calcext:value-type="string">
            <text:p>last depth</text:p>
          </table:table-cell>
          <table:table-cell table:style-name="ce3" office:value-type="float" office:value="110027893849" calcext:value-type="float">
            <text:p>110027893849</text:p>
          </table:table-cell>
          <table:table-cell table:style-name="ce2" table:formula="of:=[.J12]/[.J11]" office:value-type="float" office:value="4.94499429978275" calcext:value-type="float">
            <text:p>4.9449942997827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44993409" calcext:value-type="float">
            <text:p>3944993409</text:p>
          </table:table-cell>
          <table:table-cell table:style-name="ce2" table:formula="of:=[.N12]/[.N11]" office:value-type="float" office:value="8.42586434166587" calcext:value-type="float">
            <text:p>8.4258643416658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239982329" calcext:value-type="float">
            <text:p>33239982329</text:p>
          </table:table-cell>
          <table:table-cell table:style-name="ce2" table:formula="of:=[.N13]/[.N12]" office:value-type="float" office:value="8.42586511124891" calcext:value-type="float">
            <text:p>8.4258651112489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last depth</text:p>
          </table:table-cell>
          <table:table-cell table:style-name="ce3" office:value-type="float" office:value="44003969335" calcext:value-type="float">
            <text:p>44003969335</text:p>
          </table:table-cell>
          <table:table-cell table:style-name="ce2" table:formula="of:=[.N14]/[.N13]" office:value-type="float" office:value="1.32382649603905" calcext:value-type="float">
            <text:p>1.3238264960390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3"/>
          <table:table-cell table:style-name="ce3"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 table:number-rows-repeated="985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Spin17-4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B4]/[.B3]" office:value-type="float" office:value="17.0555555555556" calcext:value-type="float">
            <text:p>17.0555555555556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2" table:formula="of:=[.F4]/[.F3]" office:value-type="float" office:value="11.3888888888889" calcext:value-type="float">
            <text:p>11.3888888888889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2" table:formula="of:=[.J4]/[.J3]" office:value-type="float" office:value="17.0555555555556" calcext:value-type="float">
            <text:p>17.0555555555556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2" table:formula="of:=[.N4]/[.N3]" office:value-type="float" office:value="11.3888888888889" calcext:value-type="float">
            <text:p>11.388888888888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220" calcext:value-type="float">
            <text:p>5220</text:p>
          </table:table-cell>
          <table:table-cell table:style-name="ce2" table:formula="of:=[.B5]/[.B4]" office:value-type="float" office:value="17.0032573289902" calcext:value-type="float">
            <text:p>17.0032573289902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02" calcext:value-type="float">
            <text:p>2002</text:p>
          </table:table-cell>
          <table:table-cell table:style-name="ce2" table:formula="of:=[.F5]/[.F4]" office:value-type="float" office:value="9.76585365853659" calcext:value-type="float">
            <text:p>9.76585365853659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220" calcext:value-type="float">
            <text:p>5220</text:p>
          </table:table-cell>
          <table:table-cell table:style-name="ce2" table:formula="of:=[.J5]/[.J4]" office:value-type="float" office:value="17.0032573289902" calcext:value-type="float">
            <text:p>17.0032573289902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02" calcext:value-type="float">
            <text:p>2002</text:p>
          </table:table-cell>
          <table:table-cell table:style-name="ce2" table:formula="of:=[.N5]/[.N4]" office:value-type="float" office:value="9.76585365853659" calcext:value-type="float">
            <text:p>9.7658536585365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8741" calcext:value-type="float">
            <text:p>88741</text:p>
          </table:table-cell>
          <table:table-cell table:style-name="ce2" table:formula="of:=[.B6]/[.B5]" office:value-type="float" office:value="17.0001915708812" calcext:value-type="float">
            <text:p>17.0001915708812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8624" calcext:value-type="float">
            <text:p>18624</text:p>
          </table:table-cell>
          <table:table-cell table:style-name="ce2" table:formula="of:=[.F6]/[.F5]" office:value-type="float" office:value="9.3026973026973" calcext:value-type="float">
            <text:p>9.3026973026973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8741" calcext:value-type="float">
            <text:p>88741</text:p>
          </table:table-cell>
          <table:table-cell table:style-name="ce2" table:formula="of:=[.J6]/[.J5]" office:value-type="float" office:value="17.0001915708812" calcext:value-type="float">
            <text:p>17.0001915708812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8624" calcext:value-type="float">
            <text:p>18624</text:p>
          </table:table-cell>
          <table:table-cell table:style-name="ce2" table:formula="of:=[.N6]/[.N5]" office:value-type="float" office:value="9.3026973026973" calcext:value-type="float">
            <text:p>9.302697302697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08598" calcext:value-type="float">
            <text:p>1508598</text:p>
          </table:table-cell>
          <table:table-cell table:style-name="ce2" table:formula="of:=[.B7]/[.B6]" office:value-type="float" office:value="17.0000112687484" calcext:value-type="float">
            <text:p>17.0000112687484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71127" calcext:value-type="float">
            <text:p>171127</text:p>
          </table:table-cell>
          <table:table-cell table:style-name="ce2" table:formula="of:=[.F7]/[.F6]" office:value-type="float" office:value="9.18852018900344" calcext:value-type="float">
            <text:p>9.18852018900344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08598" calcext:value-type="float">
            <text:p>1508598</text:p>
          </table:table-cell>
          <table:table-cell table:style-name="ce2" table:formula="of:=[.J7]/[.J6]" office:value-type="float" office:value="17.0000112687484" calcext:value-type="float">
            <text:p>17.0000112687484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71127" calcext:value-type="float">
            <text:p>171127</text:p>
          </table:table-cell>
          <table:table-cell table:style-name="ce2" table:formula="of:=[.N7]/[.N6]" office:value-type="float" office:value="9.18852018900344" calcext:value-type="float">
            <text:p>9.1885201890034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5646167" calcext:value-type="float">
            <text:p>25646167</text:p>
          </table:table-cell>
          <table:table-cell table:style-name="ce2" table:formula="of:=[.B8]/[.B7]" office:value-type="float" office:value="17.0000006628671" calcext:value-type="float">
            <text:p>17.0000006628671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69138" calcext:value-type="float">
            <text:p>1569138</text:p>
          </table:table-cell>
          <table:table-cell table:style-name="ce2" table:formula="of:=[.F8]/[.F7]" office:value-type="float" office:value="9.1694355653988" calcext:value-type="float">
            <text:p>9.169435565398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5646167" calcext:value-type="float">
            <text:p>25646167</text:p>
          </table:table-cell>
          <table:table-cell table:style-name="ce2" table:formula="of:=[.J8]/[.J7]" office:value-type="float" office:value="17.0000006628671" calcext:value-type="float">
            <text:p>17.0000006628671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69138" calcext:value-type="float">
            <text:p>1569138</text:p>
          </table:table-cell>
          <table:table-cell table:style-name="ce2" table:formula="of:=[.N8]/[.N7]" office:value-type="float" office:value="9.1694355653988" calcext:value-type="float">
            <text:p>9.169435565398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398815896" calcext:value-type="float">
            <text:p>398815896</text:p>
          </table:table-cell>
          <table:table-cell table:style-name="ce2" table:formula="of:=[.B9]/[.B8]" office:value-type="float" office:value="15.5507018261247" calcext:value-type="float">
            <text:p>15.5507018261247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4388178" calcext:value-type="float">
            <text:p>14388178</text:p>
          </table:table-cell>
          <table:table-cell table:style-name="ce2" table:formula="of:=[.F9]/[.F8]" office:value-type="float" office:value="9.16947903880984" calcext:value-type="float">
            <text:p>9.16947903880984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35984840" calcext:value-type="float">
            <text:p>435984840</text:p>
          </table:table-cell>
          <table:table-cell table:style-name="ce2" table:formula="of:=[.J9]/[.J8]" office:value-type="float" office:value="17.0000000389922" calcext:value-type="float">
            <text:p>17.0000000389922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4388178" calcext:value-type="float">
            <text:p>14388178</text:p>
          </table:table-cell>
          <table:table-cell table:style-name="ce2" table:formula="of:=[.N9]/[.N8]" office:value-type="float" office:value="9.16947903880984" calcext:value-type="float">
            <text:p>9.1694790388098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float" office:value="8" calcext:value-type="float">
            <text:p>8</text:p>
          </table:table-cell>
          <table:table-cell table:style-name="ce3" office:value-type="float" office:value="131954182" calcext:value-type="float">
            <text:p>131954182</text:p>
          </table:table-cell>
          <table:table-cell table:style-name="ce2" table:formula="of:=[.F10]/[.F9]" office:value-type="float" office:value="9.171014008862" calcext:value-type="float">
            <text:p>9.171014008862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411742281" calcext:value-type="float">
            <text:p>7411742281</text:p>
          </table:table-cell>
          <table:table-cell table:style-name="ce2" table:formula="of:=[.J10]/[.J9]" office:value-type="float" office:value="17.0000000022937" calcext:value-type="float">
            <text:p>17.0000000022937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31954182" calcext:value-type="float">
            <text:p>131954182</text:p>
          </table:table-cell>
          <table:table-cell table:style-name="ce2" table:formula="of:=[.N10]/[.N9]" office:value-type="float" office:value="9.171014008862" calcext:value-type="float">
            <text:p>9.17101400886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last depth</text:p>
          </table:table-cell>
          <table:table-cell table:style-name="ce3" office:value-type="float" office:value="287746209" calcext:value-type="float">
            <text:p>287746209</text:p>
          </table:table-cell>
          <table:table-cell table:style-name="ce2" table:formula="of:=[.F11]/[.F10]" office:value-type="float" office:value="2.18065244040541" calcext:value-type="float">
            <text:p>2.18065244040541</text:p>
          </table:table-cell>
          <table:table-cell table:style-name="ce2"/>
          <table:table-cell table:style-name="ce3" office:value-type="string" calcext:value-type="string">
            <text:p>last depth</text:p>
          </table:table-cell>
          <table:table-cell table:style-name="ce3" office:value-type="float" office:value="57259762912" calcext:value-type="float">
            <text:p>57259762912</text:p>
          </table:table-cell>
          <table:table-cell table:style-name="ce2" table:formula="of:=[.J11]/[.J10]" office:value-type="float" office:value="7.72554694174747" calcext:value-type="float">
            <text:p>7.72554694174747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210247170" calcext:value-type="float">
            <text:p>1210247170</text:p>
          </table:table-cell>
          <table:table-cell table:style-name="ce2" table:formula="of:=[.N11]/[.N10]" office:value-type="float" office:value="9.17172272721148" calcext:value-type="float">
            <text:p>9.17172272721148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00301327" calcext:value-type="float">
            <text:p>11100301327</text:p>
          </table:table-cell>
          <table:table-cell table:style-name="ce2" table:formula="of:=[.N12]/[.N11]" office:value-type="float" office:value="9.17192917459993" calcext:value-type="float">
            <text:p>9.17192917459993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last depth</text:p>
          </table:table-cell>
          <table:table-cell table:style-name="ce3" office:value-type="float" office:value="25583938472" calcext:value-type="float">
            <text:p>25583938472</text:p>
          </table:table-cell>
          <table:table-cell table:style-name="ce2" table:formula="of:=[.N13]/[.N12]" office:value-type="float" office:value="2.30479675446021" calcext:value-type="float">
            <text:p>2.30479675446021</text:p>
          </table:table-cell>
          <table:table-cell table:style-name="ce2" table:number-columns-repeated="12"/>
          <table:table-cell table:number-columns-repeated="997"/>
        </table:table-row>
        <table:table-row table:style-name="ro1" table:number-rows-repeated="988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bikCube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BFS (C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SP)</text:p>
          </table:table-cell>
          <table:covered-table-cell table:number-columns-repeated="2"/>
          <table:table-cell table:style-name="ce2"/>
          <table:table-cell table:style-name="ce1" office:value-type="string" calcext:value-type="string" table:number-columns-spanned="3" table:number-rows-spanned="1">
            <text:p>IDDFS (CP)</text:p>
          </table:table-cell>
          <table:covered-table-cell table:number-columns-repeated="2"/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/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Number of states</text:p>
          </table:table-cell>
          <table:table-cell table:style-name="ce2" office:value-type="string" calcext:value-type="string">
            <text:p>Branching Factor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3" calcext:value-type="float">
            <text:p>343</text:p>
          </table:table-cell>
          <table:table-cell table:style-name="ce2" table:formula="of:=[.B4]/[.B3]" office:value-type="float" office:value="18.0526315789474" calcext:value-type="float">
            <text:p>18.0526315789474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2" table:formula="of:=[.F4]/[.F3]" office:value-type="float" office:value="13.7894736842105" calcext:value-type="float">
            <text:p>13.7894736842105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2" table:formula="of:=[.J4]/[.J3]" office:value-type="float" office:value="18.0526315789474" calcext:value-type="float">
            <text:p>18.0526315789474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2" table:formula="of:=[.N4]/[.N3]" office:value-type="float" office:value="13.7894736842105" calcext:value-type="float">
            <text:p>13.789473684210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table:formula="of:=[.B5]/[.B4]" office:value-type="float" office:value="18.002915451895" calcext:value-type="float">
            <text:p>18.002915451895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502" calcext:value-type="float">
            <text:p>3502</text:p>
          </table:table-cell>
          <table:table-cell table:style-name="ce2" table:formula="of:=[.F5]/[.F4]" office:value-type="float" office:value="13.3664122137405" calcext:value-type="float">
            <text:p>13.3664122137405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175" calcext:value-type="float">
            <text:p>6175</text:p>
          </table:table-cell>
          <table:table-cell table:style-name="ce2" table:formula="of:=[.J5]/[.J4]" office:value-type="float" office:value="18.002915451895" calcext:value-type="float">
            <text:p>18.002915451895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502" calcext:value-type="float">
            <text:p>3502</text:p>
          </table:table-cell>
          <table:table-cell table:style-name="ce2" table:formula="of:=[.N5]/[.N4]" office:value-type="float" office:value="13.3664122137405" calcext:value-type="float">
            <text:p>13.366412213740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11151" calcext:value-type="float">
            <text:p>111151</text:p>
          </table:table-cell>
          <table:table-cell table:style-name="ce2" table:formula="of:=[.B6]/[.B5]" office:value-type="float" office:value="18.0001619433198" calcext:value-type="float">
            <text:p>18.0001619433198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6756" calcext:value-type="float">
            <text:p>46756</text:p>
          </table:table-cell>
          <table:table-cell table:style-name="ce2" table:formula="of:=[.F6]/[.F5]" office:value-type="float" office:value="13.3512278697887" calcext:value-type="float">
            <text:p>13.3512278697887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11151" calcext:value-type="float">
            <text:p>111151</text:p>
          </table:table-cell>
          <table:table-cell table:style-name="ce2" table:formula="of:=[.J6]/[.J5]" office:value-type="float" office:value="18.0001619433198" calcext:value-type="float">
            <text:p>18.0001619433198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6756" calcext:value-type="float">
            <text:p>46756</text:p>
          </table:table-cell>
          <table:table-cell table:style-name="ce2" table:formula="of:=[.N6]/[.N5]" office:value-type="float" office:value="13.3512278697887" calcext:value-type="float">
            <text:p>13.3512278697887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719" calcext:value-type="float">
            <text:p>2000719</text:p>
          </table:table-cell>
          <table:table-cell table:style-name="ce2" table:formula="of:=[.B7]/[.B6]" office:value-type="float" office:value="18.0000089967702" calcext:value-type="float">
            <text:p>18.000008996770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24124" calcext:value-type="float">
            <text:p>624124</text:p>
          </table:table-cell>
          <table:table-cell table:style-name="ce2" table:formula="of:=[.F7]/[.F6]" office:value-type="float" office:value="13.3485328086235" calcext:value-type="float">
            <text:p>13.3485328086235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000719" calcext:value-type="float">
            <text:p>2000719</text:p>
          </table:table-cell>
          <table:table-cell table:style-name="ce2" table:formula="of:=[.J7]/[.J6]" office:value-type="float" office:value="18.0000089967702" calcext:value-type="float">
            <text:p>18.000008996770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24124" calcext:value-type="float">
            <text:p>624124</text:p>
          </table:table-cell>
          <table:table-cell table:style-name="ce2" table:formula="of:=[.N7]/[.N6]" office:value-type="float" office:value="13.3485328086235" calcext:value-type="float">
            <text:p>13.348532808623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6012943" calcext:value-type="float">
            <text:p>36012943</text:p>
          </table:table-cell>
          <table:table-cell table:style-name="ce2" table:formula="of:=[.B8]/[.B7]" office:value-type="float" office:value="18.0000004998203" calcext:value-type="float">
            <text:p>18.0000004998203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8331112" calcext:value-type="float">
            <text:p>8331112</text:p>
          </table:table-cell>
          <table:table-cell table:style-name="ce2" table:formula="of:=[.F8]/[.F7]" office:value-type="float" office:value="13.3484884413995" calcext:value-type="float">
            <text:p>13.3484884413995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6012943" calcext:value-type="float">
            <text:p>36012943</text:p>
          </table:table-cell>
          <table:table-cell table:style-name="ce2" table:formula="of:=[.J8]/[.J7]" office:value-type="float" office:value="18.0000004998203" calcext:value-type="float">
            <text:p>18.0000004998203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8331112" calcext:value-type="float">
            <text:p>8331112</text:p>
          </table:table-cell>
          <table:table-cell table:style-name="ce2" table:formula="of:=[.N8]/[.N7]" office:value-type="float" office:value="13.3484884413995" calcext:value-type="float">
            <text:p>13.3484884413995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ast depth</text:p>
          </table:table-cell>
          <table:table-cell table:style-name="ce2" office:value-type="float" office:value="139290116" calcext:value-type="float">
            <text:p>139290116</text:p>
          </table:table-cell>
          <table:table-cell table:style-name="ce2" table:formula="of:=[.B9]/[.B8]" office:value-type="float" office:value="3.86777931478691" calcext:value-type="float">
            <text:p>3.86777931478691</text:p>
          </table:table-cell>
          <table:table-cell table:style-name="ce2"/>
          <table:table-cell table:style-name="ce3" office:value-type="string" calcext:value-type="string">
            <text:p>last depth</text:p>
          </table:table-cell>
          <table:table-cell table:style-name="ce3" office:value-type="float" office:value="103990554" calcext:value-type="float">
            <text:p>103990554</text:p>
          </table:table-cell>
          <table:table-cell table:style-name="ce2" table:formula="of:=[.F9]/[.F8]" office:value-type="float" office:value="12.4821937335616" calcext:value-type="float">
            <text:p>12.482193733561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48232975" calcext:value-type="float">
            <text:p>648232975</text:p>
          </table:table-cell>
          <table:table-cell table:style-name="ce2" table:formula="of:=[.J9]/[.J8]" office:value-type="float" office:value="18.0000000277678" calcext:value-type="float">
            <text:p>18.0000000277678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11207592" calcext:value-type="float">
            <text:p>111207592</text:p>
          </table:table-cell>
          <table:table-cell table:style-name="ce2" table:formula="of:=[.N9]/[.N8]" office:value-type="float" office:value="13.3484692079521" calcext:value-type="float">
            <text:p>13.3484692079521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float" office:value="8" calcext:value-type="float">
            <text:p>8</text:p>
          </table:table-cell>
          <table:table-cell table:style-name="ce3" office:value-type="float" office:value="11668193551" calcext:value-type="float">
            <text:p>11668193551</text:p>
          </table:table-cell>
          <table:table-cell table:style-name="ce2" table:formula="of:=[.J10]/[.J9]" office:value-type="float" office:value="18.0000000015427" calcext:value-type="float">
            <text:p>18.0000000015427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84451136" calcext:value-type="float">
            <text:p>1484451136</text:p>
          </table:table-cell>
          <table:table-cell table:style-name="ce2" table:formula="of:=[.N10]/[.N9]" office:value-type="float" office:value="13.3484693742852" calcext:value-type="float">
            <text:p>13.3484693742852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8"/>
          <table:table-cell table:style-name="ce3" office:value-type="string" calcext:value-type="string">
            <text:p>last depth</text:p>
          </table:table-cell>
          <table:table-cell table:style-name="ce3" office:value-type="float" office:value="56006746931" calcext:value-type="float">
            <text:p>56006746931</text:p>
          </table:table-cell>
          <table:table-cell table:style-name="ce2" table:formula="of:=[.J11]/[.J10]" office:value-type="float" office:value="4.79995011106068" calcext:value-type="float">
            <text:p>4.79995011106068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9815150304" calcext:value-type="float">
            <text:p>19815150304</text:p>
          </table:table-cell>
          <table:table-cell table:style-name="ce2" table:formula="of:=[.N11]/[.N10]" office:value-type="float" office:value="13.3484692243854" calcext:value-type="float">
            <text:p>13.3484692243854</text:p>
          </table:table-cell>
          <table:table-cell table:style-name="ce2" table:number-columns-repeated="12"/>
          <table:table-cell table:number-columns-repeated="99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last depth</text:p>
          </table:table-cell>
          <table:table-cell table:style-name="ce3" office:value-type="float" office:value="31171666636" calcext:value-type="float">
            <text:p>31171666636</text:p>
          </table:table-cell>
          <table:table-cell table:style-name="ce2" table:formula="of:=[.N12]/[.N11]" office:value-type="float" office:value="1.57312289625719" calcext:value-type="float">
            <text:p>1.57312289625719</text:p>
          </table:table-cell>
          <table:table-cell table:style-name="ce2" table:number-columns-repeated="12"/>
          <table:table-cell table:number-columns-repeated="997"/>
        </table:table-row>
        <table:table-row table:style-name="ro1" table:number-rows-repeated="989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5puzzle" style:display-name="PageStyle_15puzz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puzzle" style:display-name="PageStyle_24puzz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noiTower4-12" style:display-name="PageStyle_hanoiTower4-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noiTower4-14" style:display-name="PageStyle_hanoiTower4-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noiTower4-18" style:display-name="PageStyle_hanoiTower4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Spin12-4" style:display-name="PageStyle_topSpin12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Spin14-4" style:display-name="PageStyle_topSpin14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Spin17-4" style:display-name="PageStyle_topSpin17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bikCube" style:display-name="PageStyle_rubikCub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623" meta:object-count="0"/>
    <meta:generator>LibreOfficeDev/6.0.5.2$Linux_X86_64 LibreOffice_project/</meta:generator>
  </office:meta>
</office:document-meta>
</file>